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E000000DF000000DFFA75738F.svm" manifest:media-type=""/>
  <manifest:file-entry manifest:full-path="Object 1/Pictures/2000000E000000DF000000DF4104E50C.svm" manifest:media-type=""/>
  <manifest:file-entry manifest:full-path="Object 1/Pictures/2000000E000000DD000000DDC84408FE.svm" manifest:media-type=""/>
  <manifest:file-entry manifest:full-path="Object 1/Pictures/2000000E000000DF000000DFD5DED663.svm" manifest:media-type=""/>
  <manifest:file-entry manifest:full-path="Object 1/Pictures/2000000E000000DF000000DFF60F7034.svm" manifest:media-type=""/>
  <manifest:file-entry manifest:full-path="Object 1/Pictures/2000000E000000DD000000DF8AEB08F0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241cm" svg:height="13.531cm" svg:x="0.012cm" svg:y="0.02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35cm" fo:page-height="13.5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vel Exner</meta:initial-creator>
    <meta:creation-date>2014-09-20T11:01:33</meta:creation-date>
    <dc:date>2015-08-14T14:04:15.317749036</dc:date>
    <dc:creator>Pavel Exner</dc:creator>
    <meta:editing-duration>PT27M59S</meta:editing-duration>
    <meta:editing-cycles>15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minimum="0.1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0">
      <style:chart-properties chart:display-label="true" chart:tick-marks-minor-inner="false" chart:tick-marks-minor-outer="true" chart:logarithmic="true" chart:minimum="0.001" chart:maximum="6000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symbol-image xlink:href="Pictures/2000000E000000DD000000DF8AEB08F0.svm" xlink:type="simple" xlink:actuate="onLoad"/>
      </style:chart-properties>
      <style:graphic-properties svg:stroke-width="0.076cm" svg:stroke-color="#83caff" draw:fill-color="#83caff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x" chart:symbol-width="0.25cm" chart:symbol-height="0.25cm" chart:link-data-style-to-source="true">
        <chart:symbol-image xlink:href="Pictures/2000000E000000DF000000DFF60F7034.svm" xlink:type="simple" xlink:actuate="onLoad"/>
      </style:chart-properties>
      <style:graphic-properties draw:stroke="none" svg:stroke-width="0.08cm" svg:stroke-color="#993366" draw:fill-color="#99336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993366" draw:fill-color="#993366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circle" chart:symbol-width="0.25cm" chart:symbol-height="0.25cm" chart:link-data-style-to-source="true">
        <chart:symbol-image xlink:href="Pictures/2000000E000000DF000000DFD5DED663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circle" chart:symbol-width="0.25cm" chart:symbol-height="0.25cm"/>
    </style:style>
    <style:style style:name="ch17" style:family="chart" style:data-style-name="N0">
      <style:chart-properties chart:symbol-type="none" chart:link-data-style-to-source="true"/>
      <style:graphic-properties svg:stroke-width="0.076cm" svg:stroke-color="#579d1c" draw:fill-color="#579d1c"/>
      <style:text-properties fo:font-size="10pt" style:font-size-asian="10pt" style:font-size-complex="10pt"/>
    </style:style>
    <style:style style:name="ch18" style:family="chart" style:data-style-name="N60">
      <style:chart-properties chart:symbol-type="named-symbol" chart:symbol-name="square" chart:symbol-width="0.35cm" chart:symbol-height="0.35cm" chart:link-data-style-to-source="true">
        <chart:symbol-image xlink:href="Pictures/2000000E000000DD000000DDC84408FE.svm" xlink:type="simple" xlink:actuate="onLoad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>
        <chart:symbol-image xlink:href="Pictures/2000000E000000DF000000DF4104E50C.svm" xlink:type="simple" xlink:actuate="onLoad"/>
      </style:chart-properties>
      <style:graphic-properties svg:stroke-width="0.076cm" svg:stroke-color="#ff950e" draw:fill-color="#ff950e"/>
      <style:text-properties fo:font-size="10pt" style:font-size-asian="10pt" style:font-size-complex="10pt"/>
    </style:style>
    <style:style style:name="ch20" style:family="chart" style:data-style-name="N60">
      <style:chart-properties chart:symbol-type="named-symbol" chart:symbol-name="circle" chart:symbol-width="0.25cm" chart:symbol-height="0.25cm" chart:link-data-style-to-source="true">
        <chart:symbol-image xlink:href="Pictures/2000000E000000DF000000DFFA75738F.svm" xlink:type="simple" xlink:actuate="onLoad"/>
      </style:chart-properties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76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9.242cm" svg:height="13.532cm" xlink:href="." xlink:type="simple" chart:class="chart:scatter" chart:style-name="ch1">
        <chart:legend svg:x="22.506cm" svg:y="1.803cm" style:legend-expansion="custom" chartooo:width="6.133cm" chartooo:height="9.438cm" style:legend-expansion-aspect-ratio="0.649819877092604" chart:style-name="ch2"/>
        <chart:plot-area chart:style-name="ch3" chart:data-source-has-labels="both" svg:x="0.99cm" svg:y="0.494cm" svg:width="21.95cm" svg:height="12.327cm">
          <chartooo:coordinate-region svg:x="2.405cm" svg:y="0.494cm" svg:width="20.097cm" svg:height="11.442cm"/>
          <chart:axis chart:dimension="x" chart:name="primary-x" chart:style-name="ch4" chartooo:axis-type="auto">
            <chart:title svg:x="10.43cm" svg:y="12.406cm" chart:style-name="ch5">
              <text:p>element size h</text:p>
            </chart:title>
            <chart:categories table:cell-range-address="local-table.$A$2:.$A$102"/>
          </chart:axis>
          <chart:axis chart:dimension="y" chart:name="primary-y" chart:style-name="ch6">
            <chart:title svg:x="0.22cm" svg:y="9.242cm" chart:style-name="ch7">
              <text:p>error in L2 norm</text:p>
            </chart:title>
            <chart:grid chart:style-name="ch8" chart:class="major"/>
          </chart:axis>
          <chart:series chart:style-name="ch9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series chart:style-name="ch10" chart:values-cell-range-address="local-table.$E$2:.$E$102" chart:label-cell-address="local-table.$E$1" chart:class="chart:scatter">
            <chart:domain table:cell-range-address="local-table.$D$2:.$D$102"/>
            <chart:data-point chart:repeated="101"/>
          </chart:series>
          <chart:series chart:style-name="ch11" chart:values-cell-range-address="local-table.$G$2:.$G$102" chart:label-cell-address="local-table.$G$1" chart:class="chart:scatter">
            <chart:domain table:cell-range-address="local-table.$F$2:.$F$102"/>
            <chart:data-point chart:repeated="101"/>
          </chart:series>
          <chart:series chart:style-name="ch12" chart:values-cell-range-address="local-table.$I$2:.$I$102" chart:label-cell-address="local-table.$I$1" chart:class="chart:scatter">
            <chart:domain table:cell-range-address="local-table.$H$2:.$H$102"/>
            <chart:data-point chart:repeated="101"/>
          </chart:series>
          <chart:series chart:style-name="ch13" chart:values-cell-range-address="local-table.$K$2:.$K$102" chart:label-cell-address="local-table.$K$1" chart:class="chart:scatter">
            <chart:domain table:cell-range-address="local-table.$J$2:.$J$102"/>
            <chart:data-point chart:repeated="101"/>
          </chart:series>
          <chart:series chart:style-name="ch14" chart:values-cell-range-address="local-table.$M$2:.$M$102" chart:label-cell-address="local-table.$M$1" chart:class="chart:scatter">
            <chart:domain table:cell-range-address="local-table.$L$2:.$L$102"/>
            <chart:data-point chart:repeated="101"/>
          </chart:series>
          <chart:series chart:style-name="ch15" chart:values-cell-range-address="local-table.$O$2:.$O$102" chart:label-cell-address="local-table.$O$1" chart:class="chart:scatter">
            <chart:domain table:cell-range-address="local-table.$N$2:.$N$102"/>
            <chart:data-point chart:repeated="3"/>
            <chart:data-point chart:style-name="ch16"/>
            <chart:data-point chart:repeated="97"/>
          </chart:series>
          <chart:series chart:style-name="ch17" chart:values-cell-range-address="local-table.$Q$2:.$Q$102" chart:label-cell-address="local-table.$Q$1" chart:class="chart:scatter">
            <chart:domain table:cell-range-address="local-table.$P$2:.$P$102"/>
            <chart:data-point chart:repeated="101"/>
          </chart:series>
          <chart:series chart:style-name="ch18" chart:values-cell-range-address="local-table.$S$2:.$S$102" chart:label-cell-address="local-table.$S$1" chart:class="chart:scatter">
            <chart:domain table:cell-range-address="local-table.$R$2:.$R$102"/>
            <chart:data-point chart:repeated="101"/>
          </chart:series>
          <chart:series chart:style-name="ch19" chart:values-cell-range-address="local-table.$U$2:.$U$102" chart:label-cell-address="local-table.$U$1" chart:class="chart:scatter">
            <chart:domain table:cell-range-address="local-table.$T$2:.$T$102"/>
            <chart:data-point chart:repeated="101"/>
          </chart:series>
          <chart:series chart:style-name="ch20" chart:values-cell-range-address="local-table.$W$2:.$W$102" chart:label-cell-address="local-table.$W$1" chart:class="chart:scatter">
            <chart:domain table:cell-range-address="local-table.$V$2:.$V$102"/>
            <chart:data-point chart:repeated="101"/>
          </chart:series>
          <chart:series chart:style-name="ch21" chart:values-cell-range-address="local-table.$Y$2:.$Y$102" chart:label-cell-address="local-table.$Y$1" chart:class="chart:scatter">
            <chart:domain table:cell-range-address="local-table.$X$2:.$X$102"/>
            <chart:data-point chart:repeated="10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EM (ur)</text:p>
              </table:table-cell>
              <table:table-cell office:value-type="string">
                <text:p/>
              </table:table-cell>
              <table:table-cell office:value-type="string">
                <text:p>t1a = 0.10*h^2.00</text:p>
              </table:table-cell>
              <table:table-cell office:value-type="string">
                <text:p/>
              </table:table-cell>
              <table:table-cell office:value-type="string">
                <text:p>FEM</text:p>
              </table:table-cell>
              <table:table-cell office:value-type="string">
                <text:p/>
              </table:table-cell>
              <table:table-cell office:value-type="string">
                <text:p>t1b = 573.61*h^0.61</text:p>
              </table:table-cell>
              <table:table-cell office:value-type="string">
                <text:p/>
              </table:table-cell>
              <table:table-cell office:value-type="string">
                <text:p>SGFEM</text:p>
              </table:table-cell>
              <table:table-cell office:value-type="string">
                <text:p/>
              </table:table-cell>
              <table:table-cell office:value-type="string">
                <text:p>t5 = 0.12*h^1.97</text:p>
              </table:table-cell>
              <table:table-cell office:value-type="string">
                <text:p/>
              </table:table-cell>
              <table:table-cell office:value-type="string">
                <text:p>shifted XFEM</text:p>
              </table:table-cell>
              <table:table-cell office:value-type="string">
                <text:p/>
              </table:table-cell>
              <table:table-cell office:value-type="string">
                <text:p>t4 = 0.12*h^1.96</text:p>
              </table:table-cell>
              <table:table-cell office:value-type="string">
                <text:p/>
              </table:table-cell>
              <table:table-cell office:value-type="string">
                <text:p>ramp function XFEM</text:p>
              </table:table-cell>
              <table:table-cell office:value-type="string">
                <text:p/>
              </table:table-cell>
              <table:table-cell office:value-type="string">
                <text:p>t3 = 0.12*h^2.00</text:p>
              </table:table-cell>
              <table:table-cell office:value-type="string">
                <text:p/>
              </table:table-cell>
              <table:table-cell office:value-type="string">
                <text:p>XFEM</text:p>
              </table:table-cell>
              <table:table-cell office:value-type="string">
                <text:p/>
              </table:table-cell>
              <table:table-cell office:value-type="string">
                <text:p>t2 = 0.27*h^1.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58.7">
                <text:p>58.7</text:p>
              </table:table-cell>
              <table:table-cell office:value-type="float" office:value="25">
                <text:p>25</text:p>
              </table:table-cell>
              <table:table-cell office:value-type="float" office:value="59.0174102798248">
                <text:p>59.0174102798248</text:p>
              </table:table-cell>
              <table:table-cell office:value-type="float" office:value="25">
                <text:p>25</text:p>
              </table:table-cell>
              <table:table-cell office:value-type="float" office:value="3930">
                <text:p>3930</text:p>
              </table:table-cell>
              <table:table-cell office:value-type="float" office:value="25">
                <text:p>25</text:p>
              </table:table-cell>
              <table:table-cell office:value-type="float" office:value="4142.09027624981">
                <text:p>4142.090276249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69.0246380794259">
                <text:p>69.024638079425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69.039861136202">
                <text:p>69.03986113620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73.9790197707565">
                <text:p>73.979019770756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22.257953409816">
                <text:p>122.2579534098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14.8">
                <text:p>14.8</text:p>
              </table:table-cell>
              <table:table-cell office:value-type="float" office:value="23.8159499510984">
                <text:p>23.8159499510984</text:p>
              </table:table-cell>
              <table:table-cell office:value-type="float" office:value="53.5643175785966">
                <text:p>53.5643175785966</text:p>
              </table:table-cell>
              <table:table-cell office:value-type="float" office:value="12.5">
                <text:p>12.5</text:p>
              </table:table-cell>
              <table:table-cell office:value-type="float" office:value="2850">
                <text:p>2850</text:p>
              </table:table-cell>
              <table:table-cell office:value-type="float" office:value="23.9816029831316">
                <text:p>23.9816029831316</text:p>
              </table:table-cell>
              <table:table-cell office:value-type="float" office:value="4037.62656923356">
                <text:p>4037.62656923356</text:p>
              </table:table-cell>
              <table:table-cell office:value-type="float" office:value="25">
                <text:p>25</text:p>
              </table:table-cell>
              <table:table-cell office:value-type="float" office:value="71.6">
                <text:p>71.6</text:p>
              </table:table-cell>
              <table:table-cell office:value-type="float" office:value="24.3163736853071">
                <text:p>24.3163736853071</text:p>
              </table:table-cell>
              <table:table-cell office:value-type="float" office:value="65.3603949296891">
                <text:p>65.3603949296891</text:p>
              </table:table-cell>
              <table:table-cell office:value-type="float" office:value="25">
                <text:p>25</text:p>
              </table:table-cell>
              <table:table-cell office:value-type="float" office:value="71.3">
                <text:p>71.3</text:p>
              </table:table-cell>
              <table:table-cell office:value-type="float" office:value="24.3163736853071">
                <text:p>24.3163736853071</text:p>
              </table:table-cell>
              <table:table-cell office:value-type="float" office:value="65.3792897972232">
                <text:p>65.3792897972232</text:p>
              </table:table-cell>
              <table:table-cell office:value-type="float" office:value="25">
                <text:p>25</text:p>
              </table:table-cell>
              <table:table-cell office:value-type="float" office:value="73.2">
                <text:p>73.2</text:p>
              </table:table-cell>
              <table:table-cell office:value-type="float" office:value="24.4855074396732">
                <text:p>24.4855074396732</text:p>
              </table:table-cell>
              <table:table-cell office:value-type="float" office:value="70.9721531819049">
                <text:p>70.9721531819049</text:p>
              </table:table-cell>
              <table:table-cell office:value-type="float" office:value="25">
                <text:p>25</text:p>
              </table:table-cell>
              <table:table-cell office:value-type="float" office:value="118">
                <text:p>118</text:p>
              </table:table-cell>
              <table:table-cell office:value-type="float" office:value="24.3163736853071">
                <text:p>24.3163736853071</text:p>
              </table:table-cell>
              <table:table-cell office:value-type="float" office:value="115.968248623623">
                <text:p>115.968248623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5">
                <text:p>6.25</text:p>
              </table:table-cell>
              <table:table-cell office:value-type="float" office:value="3.71">
                <text:p>3.71</text:p>
              </table:table-cell>
              <table:table-cell office:value-type="float" office:value="22.687978882929">
                <text:p>22.687978882929</text:p>
              </table:table-cell>
              <table:table-cell office:value-type="float" office:value="48.6150799239926">
                <text:p>48.6150799239926</text:p>
              </table:table-cell>
              <table:table-cell office:value-type="float" office:value="6.25">
                <text:p>6.25</text:p>
              </table:table-cell>
              <table:table-cell office:value-type="float" office:value="1780">
                <text:p>1780</text:p>
              </table:table-cell>
              <table:table-cell office:value-type="float" office:value="23.0046912656219">
                <text:p>23.0046912656219</text:p>
              </table:table-cell>
              <table:table-cell office:value-type="float" office:value="3935.79744170636">
                <text:p>3935.79744170636</text:p>
              </table:table-cell>
              <table:table-cell office:value-type="float" office:value="12.5">
                <text:p>12.5</text:p>
              </table:table-cell>
              <table:table-cell office:value-type="float" office:value="17.3">
                <text:p>17.3</text:p>
              </table:table-cell>
              <table:table-cell office:value-type="float" office:value="23.6514411681399">
                <text:p>23.6514411681399</text:p>
              </table:table-cell>
              <table:table-cell office:value-type="float" office:value="61.8906718561741">
                <text:p>61.8906718561741</text:p>
              </table:table-cell>
              <table:table-cell office:value-type="float" office:value="12.5">
                <text:p>12.5</text:p>
              </table:table-cell>
              <table:table-cell office:value-type="float" office:value="17.3">
                <text:p>17.3</text:p>
              </table:table-cell>
              <table:table-cell office:value-type="float" office:value="23.6514411681399">
                <text:p>23.6514411681399</text:p>
              </table:table-cell>
              <table:table-cell office:value-type="float" office:value="61.9128060810645">
                <text:p>61.9128060810645</text:p>
              </table:table-cell>
              <table:table-cell office:value-type="float" office:value="12.5">
                <text:p>12.5</text:p>
              </table:table-cell>
              <table:table-cell office:value-type="float" office:value="19">
                <text:p>19</text:p>
              </table:table-cell>
              <table:table-cell office:value-type="float" office:value="23.9816029831316">
                <text:p>23.9816029831316</text:p>
              </table:table-cell>
              <table:table-cell office:value-type="float" office:value="68.0875002518875">
                <text:p>68.0875002518875</text:p>
              </table:table-cell>
              <table:table-cell office:value-type="float" office:value="12.5">
                <text:p>12.5</text:p>
              </table:table-cell>
              <table:table-cell office:value-type="float" office:value="33.3">
                <text:p>33.3</text:p>
              </table:table-cell>
              <table:table-cell office:value-type="float" office:value="23.6514411681399">
                <text:p>23.6514411681399</text:p>
              </table:table-cell>
              <table:table-cell office:value-type="float" office:value="110.002125127597">
                <text:p>110.002125127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25">
                <text:p>3.125</text:p>
              </table:table-cell>
              <table:table-cell office:value-type="float" office:value="0.928">
                <text:p>0.928</text:p>
              </table:table-cell>
              <table:table-cell office:value-type="float" office:value="21.6134307826966">
                <text:p>21.6134307826966</text:p>
              </table:table-cell>
              <table:table-cell office:value-type="float" office:value="44.1231421001166">
                <text:p>44.1231421001166</text:p>
              </table:table-cell>
              <table:table-cell office:value-type="float" office:value="3.125">
                <text:p>3.125</text:p>
              </table:table-cell>
              <table:table-cell office:value-type="float" office:value="1170">
                <text:p>1170</text:p>
              </table:table-cell>
              <table:table-cell office:value-type="float" office:value="22.0675749072664">
                <text:p>22.0675749072664</text:p>
              </table:table-cell>
              <table:table-cell office:value-type="float" office:value="3836.53644945249">
                <text:p>3836.53644945249</text:p>
              </table:table-cell>
              <table:table-cell office:value-type="float" office:value="6.25">
                <text:p>6.25</text:p>
              </table:table-cell>
              <table:table-cell office:value-type="float" office:value="4.35">
                <text:p>4.35</text:p>
              </table:table-cell>
              <table:table-cell office:value-type="float" office:value="23.0046912656219">
                <text:p>23.0046912656219</text:p>
              </table:table-cell>
              <table:table-cell office:value-type="float" office:value="58.6051425626972">
                <text:p>58.6051425626972</text:p>
              </table:table-cell>
              <table:table-cell office:value-type="float" office:value="6.25">
                <text:p>6.25</text:p>
              </table:table-cell>
              <table:table-cell office:value-type="float" office:value="4.41">
                <text:p>4.41</text:p>
              </table:table-cell>
              <table:table-cell office:value-type="float" office:value="23.0046912656219">
                <text:p>23.0046912656219</text:p>
              </table:table-cell>
              <table:table-cell office:value-type="float" office:value="58.630119242964">
                <text:p>58.630119242964</text:p>
              </table:table-cell>
              <table:table-cell office:value-type="float" office:value="6.25">
                <text:p>6.25</text:p>
              </table:table-cell>
              <table:table-cell office:value-type="float" office:value="4.58">
                <text:p>4.58</text:p>
              </table:table-cell>
              <table:table-cell office:value-type="float" office:value="23.4880687303503">
                <text:p>23.4880687303503</text:p>
              </table:table-cell>
              <table:table-cell office:value-type="float" office:value="65.3200936241674">
                <text:p>65.3200936241674</text:p>
              </table:table-cell>
              <table:table-cell office:value-type="float" office:value="6.25">
                <text:p>6.25</text:p>
              </table:table-cell>
              <table:table-cell office:value-type="float" office:value="9.04">
                <text:p>9.04</text:p>
              </table:table-cell>
              <table:table-cell office:value-type="float" office:value="23.0046912656219">
                <text:p>23.0046912656219</text:p>
              </table:table-cell>
              <table:table-cell office:value-type="float" office:value="104.342935900151">
                <text:p>104.342935900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25">
                <text:p>1.5625</text:p>
              </table:table-cell>
              <table:table-cell office:value-type="float" office:value="0.232">
                <text:p>0.232</text:p>
              </table:table-cell>
              <table:table-cell office:value-type="float" office:value="20.5897754316893">
                <text:p>20.5897754316893</text:p>
              </table:table-cell>
              <table:table-cell office:value-type="float" office:value="40.0462505015089">
                <text:p>40.0462505015089</text:p>
              </table:table-cell>
              <table:table-cell office:value-type="float" office:value="1.5625">
                <text:p>1.5625</text:p>
              </table:table-cell>
              <table:table-cell office:value-type="float" office:value="695">
                <text:p>695</text:p>
              </table:table-cell>
              <table:table-cell office:value-type="float" office:value="21.1686328090632">
                <text:p>21.1686328090632</text:p>
              </table:table-cell>
              <table:table-cell office:value-type="float" office:value="3739.77882398238">
                <text:p>3739.77882398238</text:p>
              </table:table-cell>
              <table:table-cell office:value-type="float" office:value="3.125">
                <text:p>3.125</text:p>
              </table:table-cell>
              <table:table-cell office:value-type="float" office:value="1.14">
                <text:p>1.14</text:p>
              </table:table-cell>
              <table:table-cell office:value-type="float" office:value="22.3756267731993">
                <text:p>22.3756267731993</text:p>
              </table:table-cell>
              <table:table-cell office:value-type="float" office:value="55.4940289350153">
                <text:p>55.4940289350153</text:p>
              </table:table-cell>
              <table:table-cell office:value-type="float" office:value="3.125">
                <text:p>3.125</text:p>
              </table:table-cell>
              <table:table-cell office:value-type="float" office:value="1.15">
                <text:p>1.15</text:p>
              </table:table-cell>
              <table:table-cell office:value-type="float" office:value="22.3756267731993">
                <text:p>22.3756267731993</text:p>
              </table:table-cell>
              <table:table-cell office:value-type="float" office:value="55.5214841650588">
                <text:p>55.5214841650588</text:p>
              </table:table-cell>
              <table:table-cell office:value-type="float" office:value="3.125">
                <text:p>3.125</text:p>
              </table:table-cell>
              <table:table-cell office:value-type="float" office:value="1.17">
                <text:p>1.17</text:p>
              </table:table-cell>
              <table:table-cell office:value-type="float" office:value="23.0046912656219">
                <text:p>23.0046912656219</text:p>
              </table:table-cell>
              <table:table-cell office:value-type="float" office:value="62.6651678396977">
                <text:p>62.6651678396977</text:p>
              </table:table-cell>
              <table:table-cell office:value-type="float" office:value="3.125">
                <text:p>3.125</text:p>
              </table:table-cell>
              <table:table-cell office:value-type="float" office:value="2.35">
                <text:p>2.35</text:p>
              </table:table-cell>
              <table:table-cell office:value-type="float" office:value="22.3756267731993">
                <text:p>22.3756267731993</text:p>
              </table:table-cell>
              <table:table-cell office:value-type="float" office:value="98.9748903453836">
                <text:p>98.9748903453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125">
                <text:p>0.78125</text:p>
              </table:table-cell>
              <table:table-cell office:value-type="float" office:value="0.058">
                <text:p>0.058</text:p>
              </table:table-cell>
              <table:table-cell office:value-type="float" office:value="19.6146024474188">
                <text:p>19.6146024474188</text:p>
              </table:table-cell>
              <table:table-cell office:value-type="float" office:value="36.3460556727977">
                <text:p>36.3460556727977</text:p>
              </table:table-cell>
              <table:table-cell office:value-type="float" office:value="0.78125">
                <text:p>0.78125</text:p>
              </table:table-cell>
              <table:table-cell office:value-type="float" office:value="575">
                <text:p>575</text:p>
              </table:table-cell>
              <table:table-cell office:value-type="float" office:value="20.3063099089059">
                <text:p>20.3063099089059</text:p>
              </table:table-cell>
              <table:table-cell office:value-type="float" office:value="3645.46143027078">
                <text:p>3645.46143027078</text:p>
              </table:table-cell>
              <table:table-cell office:value-type="float" office:value="1.5625">
                <text:p>1.5625</text:p>
              </table:table-cell>
              <table:table-cell office:value-type="float" office:value="0.305">
                <text:p>0.305</text:p>
              </table:table-cell>
              <table:table-cell office:value-type="float" office:value="21.7637640824031">
                <text:p>21.7637640824031</text:p>
              </table:table-cell>
              <table:table-cell office:value-type="float" office:value="52.5480719400298">
                <text:p>52.5480719400298</text:p>
              </table:table-cell>
              <table:table-cell office:value-type="float" office:value="1.5625">
                <text:p>1.5625</text:p>
              </table:table-cell>
              <table:table-cell office:value-type="float" office:value="0.305">
                <text:p>0.305</text:p>
              </table:table-cell>
              <table:table-cell office:value-type="float" office:value="21.7637640824031">
                <text:p>21.7637640824031</text:p>
              </table:table-cell>
              <table:table-cell office:value-type="float" office:value="52.577672426631">
                <text:p>52.577672426631</text:p>
              </table:table-cell>
              <table:table-cell office:value-type="float" office:value="1.5625">
                <text:p>1.5625</text:p>
              </table:table-cell>
              <table:table-cell office:value-type="float" office:value="NaN">
                <text:p>NaN</text:p>
              </table:table-cell>
              <table:table-cell office:value-type="float" office:value="22.5312615652707">
                <text:p>22.5312615652707</text:p>
              </table:table-cell>
              <table:table-cell office:value-type="float" office:value="60.1181511308274">
                <text:p>60.1181511308274</text:p>
              </table:table-cell>
              <table:table-cell office:value-type="float" office:value="1.5625">
                <text:p>1.5625</text:p>
              </table:table-cell>
              <table:table-cell office:value-type="float" office:value="0.603">
                <text:p>0.603</text:p>
              </table:table-cell>
              <table:table-cell office:value-type="float" office:value="21.7637640824031">
                <text:p>21.7637640824031</text:p>
              </table:table-cell>
              <table:table-cell office:value-type="float" office:value="93.8830102332448">
                <text:p>93.8830102332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0625">
                <text:p>0.390625</text:p>
              </table:table-cell>
              <table:table-cell office:value-type="float" office:value="0.0145">
                <text:p>0.0145</text:p>
              </table:table-cell>
              <table:table-cell office:value-type="float" office:value="18.6856156079367">
                <text:p>18.6856156079367</text:p>
              </table:table-cell>
              <table:table-cell office:value-type="float" office:value="32.9877515729053">
                <text:p>32.9877515729053</text:p>
              </table:table-cell>
              <table:table-cell office:value-type="float" office:value="0.390625">
                <text:p>0.390625</text:p>
              </table:table-cell>
              <table:table-cell office:value-type="float" office:value="294">
                <text:p>294</text:p>
              </table:table-cell>
              <table:table-cell office:value-type="float" office:value="19.4791144915125">
                <text:p>19.4791144915125</text:p>
              </table:table-cell>
              <table:table-cell office:value-type="float" office:value="3553.52272556065">
                <text:p>3553.52272556065</text:p>
              </table:table-cell>
              <table:table-cell office:value-type="float" office:value="0.78125">
                <text:p>0.78125</text:p>
              </table:table-cell>
              <table:table-cell office:value-type="float" office:value="0.267">
                <text:p>0.267</text:p>
              </table:table-cell>
              <table:table-cell office:value-type="float" office:value="21.1686328090632">
                <text:p>21.1686328090632</text:p>
              </table:table-cell>
              <table:table-cell office:value-type="float" office:value="49.7585040698358">
                <text:p>49.7585040698358</text:p>
              </table:table-cell>
              <table:table-cell office:value-type="float" office:value="0.78125">
                <text:p>0.78125</text:p>
              </table:table-cell>
              <table:table-cell office:value-type="float" office:value="0.113">
                <text:p>0.113</text:p>
              </table:table-cell>
              <table:table-cell office:value-type="float" office:value="21.1686328090632">
                <text:p>21.1686328090632</text:p>
              </table:table-cell>
              <table:table-cell office:value-type="float" office:value="49.7899449082421">
                <text:p>49.7899449082421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22.0675749072664">
                <text:p>22.0675749072664</text:p>
              </table:table-cell>
              <table:table-cell office:value-type="float" office:value="57.6746575487419">
                <text:p>57.6746575487419</text:p>
              </table:table-cell>
              <table:table-cell office:value-type="float" office:value="0.78125">
                <text:p>0.78125</text:p>
              </table:table-cell>
              <table:table-cell office:value-type="float" office:value="NaN">
                <text:p>NaN</text:p>
              </table:table-cell>
              <table:table-cell office:value-type="float" office:value="21.1686328090632">
                <text:p>21.1686328090632</text:p>
              </table:table-cell>
              <table:table-cell office:value-type="float" office:value="89.0530879064181">
                <text:p>89.0530879064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53125">
                <text:p>0.1953125</text:p>
              </table:table-cell>
              <table:table-cell office:value-type="float" office:value="0.00363">
                <text:p>0.00363</text:p>
              </table:table-cell>
              <table:table-cell office:value-type="float" office:value="17.8006274449634">
                <text:p>17.8006274449634</text:p>
              </table:table-cell>
              <table:table-cell office:value-type="float" office:value="29.9397481705324">
                <text:p>29.939748170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856156079367">
                <text:p>18.6856156079367</text:p>
              </table:table-cell>
              <table:table-cell office:value-type="float" office:value="3463.90271920612">
                <text:p>3463.90271920612</text:p>
              </table:table-cell>
              <table:table-cell office:value-type="float" office:value="0.390625">
                <text:p>0.390625</text:p>
              </table:table-cell>
              <table:table-cell office:value-type="float" office:value="0.101">
                <text:p>0.101</text:p>
              </table:table-cell>
              <table:table-cell office:value-type="float" office:value="20.5897754316893">
                <text:p>20.5897754316893</text:p>
              </table:table-cell>
              <table:table-cell office:value-type="float" office:value="47.1170232486072">
                <text:p>47.1170232486072</text:p>
              </table:table-cell>
              <table:table-cell office:value-type="float" office:value="0.390625">
                <text:p>0.390625</text:p>
              </table:table-cell>
              <table:table-cell office:value-type="float" office:value="0.0543">
                <text:p>0.0543</text:p>
              </table:table-cell>
              <table:table-cell office:value-type="float" office:value="20.5897754316893">
                <text:p>20.5897754316893</text:p>
              </table:table-cell>
              <table:table-cell office:value-type="float" office:value="47.150025848427">
                <text:p>47.15002584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134307826966">
                <text:p>21.6134307826966</text:p>
              </table:table-cell>
              <table:table-cell office:value-type="float" office:value="55.3304794108839">
                <text:p>55.330479410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897754316893">
                <text:p>20.5897754316893</text:p>
              </table:table-cell>
              <table:table-cell office:value-type="float" office:value="84.4716466372953">
                <text:p>84.4716466372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575540930959">
                <text:p>16.9575540930959</text:p>
              </table:table-cell>
              <table:table-cell office:value-type="float" office:value="27.1733742911764">
                <text:p>27.173374291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44406001978">
                <text:p>17.9244406001978</text:p>
              </table:table-cell>
              <table:table-cell office:value-type="float" office:value="3376.54293352817">
                <text:p>3376.54293352817</text:p>
              </table:table-cell>
              <table:table-cell office:value-type="float" office:value="0.1953125">
                <text:p>0.1953125</text:p>
              </table:table-cell>
              <table:table-cell office:value-type="float" office:value="0.0537">
                <text:p>0.0537</text:p>
              </table:table-cell>
              <table:table-cell office:value-type="float" office:value="20.0267469397405">
                <text:p>20.0267469397405</text:p>
              </table:table-cell>
              <table:table-cell office:value-type="float" office:value="44.615768124661">
                <text:p>44.615768124661</text:p>
              </table:table-cell>
              <table:table-cell office:value-type="float" office:value="0.1953125">
                <text:p>0.1953125</text:p>
              </table:table-cell>
              <table:table-cell office:value-type="float" office:value="0.0439">
                <text:p>0.0439</text:p>
              </table:table-cell>
              <table:table-cell office:value-type="float" office:value="20.0267469397405">
                <text:p>20.0267469397405</text:p>
              </table:table-cell>
              <table:table-cell office:value-type="float" office:value="44.6500782759317">
                <text:p>44.6500782759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1686328090632">
                <text:p>21.1686328090632</text:p>
              </table:table-cell>
              <table:table-cell office:value-type="float" office:value="53.0815800553466">
                <text:p>53.0815800553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267469397405">
                <text:p>20.0267469397405</text:p>
              </table:table-cell>
              <table:table-cell office:value-type="float" office:value="80.1259030244344">
                <text:p>80.1259030244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544103829686">
                <text:p>16.1544103829686</text:p>
              </table:table-cell>
              <table:table-cell office:value-type="float" office:value="24.6626079205007">
                <text:p>24.662607920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942727267468">
                <text:p>17.1942727267468</text:p>
              </table:table-cell>
              <table:table-cell office:value-type="float" office:value="3291.38636565751">
                <text:p>3291.38636565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791144915125">
                <text:p>19.4791144915125</text:p>
              </table:table-cell>
              <table:table-cell office:value-type="float" office:value="42.2472946741676">
                <text:p>42.247294674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791144915125">
                <text:p>19.4791144915125</text:p>
              </table:table-cell>
              <table:table-cell office:value-type="float" office:value="42.2826807445608">
                <text:p>42.2826807445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32988645361">
                <text:p>20.732988645361</text:p>
              </table:table-cell>
              <table:table-cell office:value-type="float" office:value="50.9240868897644">
                <text:p>50.924086889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791144915125">
                <text:p>19.4791144915125</text:p>
              </table:table-cell>
              <table:table-cell office:value-type="float" office:value="76.0037313235762">
                <text:p>76.0037313235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893051668114">
                <text:p>15.3893051668114</text:p>
              </table:table-cell>
              <table:table-cell office:value-type="float" office:value="22.3838314271425">
                <text:p>22.383831427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38488846612">
                <text:p>16.4938488846612</text:p>
              </table:table-cell>
              <table:table-cell office:value-type="float" office:value="3208.37745033986">
                <text:p>3208.37745033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4645708138">
                <text:p>18.94645708138</text:p>
              </table:table-cell>
              <table:table-cell office:value-type="float" office:value="40.0045540468773">
                <text:p>40.004554046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4645708138">
                <text:p>18.94645708138</text:p>
              </table:table-cell>
              <table:table-cell office:value-type="float" office:value="40.0408053015703">
                <text:p>40.0408053015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063099089059">
                <text:p>20.3063099089059</text:p>
              </table:table-cell>
              <table:table-cell office:value-type="float" office:value="48.8542847227298">
                <text:p>48.854284722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4645708138">
                <text:p>18.94645708138</text:p>
              </table:table-cell>
              <table:table-cell office:value-type="float" office:value="72.0936296136942">
                <text:p>72.0936296136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604368653985">
                <text:p>14.6604368653985</text:p>
              </table:table-cell>
              <table:table-cell office:value-type="float" office:value="20.315609402453">
                <text:p>20.31560940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219574246285">
                <text:p>15.8219574246285</text:p>
              </table:table-cell>
              <table:table-cell office:value-type="float" office:value="3127.46202367917">
                <text:p>3127.46202367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283652161388">
                <text:p>18.4283652161388</text:p>
              </table:table-cell>
              <table:table-cell office:value-type="float" office:value="37.8808715879288">
                <text:p>37.8808715879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283652161388">
                <text:p>18.4283652161388</text:p>
              </table:table-cell>
              <table:table-cell office:value-type="float" office:value="37.9177966242005">
                <text:p>37.917796624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884120938729">
                <text:p>19.8884120938729</text:p>
              </table:table-cell>
              <table:table-cell office:value-type="float" office:value="46.8686093662541">
                <text:p>46.868609366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283652161388">
                <text:p>18.4283652161388</text:p>
              </table:table-cell>
              <table:table-cell office:value-type="float" office:value="68.3846877036717">
                <text:p>68.3846877036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18.4384870274071">
                <text:p>18.438487027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74360549381">
                <text:p>15.1774360549381</text:p>
              </table:table-cell>
              <table:table-cell office:value-type="float" office:value="3048.58728779537">
                <text:p>3048.5872877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44406001978">
                <text:p>17.9244406001978</text:p>
              </table:table-cell>
              <table:table-cell office:value-type="float" office:value="35.8699269733057">
                <text:p>35.869926973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44406001978">
                <text:p>17.9244406001978</text:p>
              </table:table-cell>
              <table:table-cell office:value-type="float" office:value="35.9073522624144">
                <text:p>35.9073522624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791144915125">
                <text:p>19.4791144915125</text:p>
              </table:table-cell>
              <table:table-cell office:value-type="float" office:value="44.9636414982554">
                <text:p>44.963641498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44406001978">
                <text:p>17.9244406001978</text:p>
              </table:table-cell>
              <table:table-cell office:value-type="float" office:value="64.8665566900575">
                <text:p>64.8665566900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04627280667">
                <text:p>13.304627280667</text:p>
              </table:table-cell>
              <table:table-cell office:value-type="float" office:value="16.7348070700163">
                <text:p>16.734807070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591698308557">
                <text:p>14.5591698308557</text:p>
              </table:table-cell>
              <table:table-cell office:value-type="float" office:value="2971.70177637334">
                <text:p>2971.70177637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342958293801">
                <text:p>17.4342958293801</text:p>
              </table:table-cell>
              <table:table-cell office:value-type="float" office:value="33.9657353998236">
                <text:p>33.9657353998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342958293801">
                <text:p>17.4342958293801</text:p>
              </table:table-cell>
              <table:table-cell office:value-type="float" office:value="34.003503929187">
                <text:p>34.003503929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78240112007">
                <text:p>19.078240112007</text:p>
              </table:table-cell>
              <table:table-cell office:value-type="float" office:value="43.1361007745048">
                <text:p>43.1361007745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342958293801">
                <text:p>17.4342958293801</text:p>
              </table:table-cell>
              <table:table-cell office:value-type="float" office:value="61.5294200809596">
                <text:p>61.5294200809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744934973753">
                <text:p>12.6744934973753</text:p>
              </table:table-cell>
              <table:table-cell office:value-type="float" office:value="15.1885437918195">
                <text:p>15.188543791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2896.75532108078">
                <text:p>2896.75532108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575540930959">
                <text:p>16.9575540930959</text:p>
              </table:table-cell>
              <table:table-cell office:value-type="float" office:value="32.162629773665">
                <text:p>32.162629773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575540930959">
                <text:p>16.9575540930959</text:p>
              </table:table-cell>
              <table:table-cell office:value-type="float" office:value="32.2005997828059">
                <text:p>32.200599782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856156079367">
                <text:p>18.6856156079367</text:p>
              </table:table-cell>
              <table:table-cell office:value-type="float" office:value="41.3828401798914">
                <text:p>41.3828401798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575540930959">
                <text:p>16.9575540930959</text:p>
              </table:table-cell>
              <table:table-cell office:value-type="float" office:value="58.3639664055034">
                <text:p>58.3639664055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42041115606">
                <text:p>12.0742041115606</text:p>
              </table:table-cell>
              <table:table-cell office:value-type="float" office:value="13.785152201088">
                <text:p>13.78515220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971682817037">
                <text:p>13.3971682817037</text:p>
              </table:table-cell>
              <table:table-cell office:value-type="float" office:value="2823.69901883304">
                <text:p>2823.6990188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38488846612">
                <text:p>16.4938488846612</text:p>
              </table:table-cell>
              <table:table-cell office:value-type="float" office:value="30.4552438444542">
                <text:p>30.4552438444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38488846612">
                <text:p>16.4938488846612</text:p>
              </table:table-cell>
              <table:table-cell office:value-type="float" office:value="30.4932876485835">
                <text:p>30.493287648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010711993203">
                <text:p>18.3010711993203</text:p>
              </table:table-cell>
              <table:table-cell office:value-type="float" office:value="39.7008406092795">
                <text:p>39.700840609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38488846612">
                <text:p>16.4938488846612</text:p>
              </table:table-cell>
              <table:table-cell office:value-type="float" office:value="55.3613632324291">
                <text:p>55.3613632324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3456328109">
                <text:p>11.5023456328109</text:p>
              </table:table-cell>
              <table:table-cell office:value-type="float" office:value="12.5114312347383">
                <text:p>12.5114312347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2752.48519988351">
                <text:p>2752.48519988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428237195363">
                <text:p>16.0428237195363</text:p>
              </table:table-cell>
              <table:table-cell office:value-type="float" office:value="28.8384962346776">
                <text:p>28.8384962346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428237195363">
                <text:p>16.0428237195363</text:p>
              </table:table-cell>
              <table:table-cell office:value-type="float" office:value="28.8764991301734">
                <text:p>28.876499130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44406001978">
                <text:p>17.9244406001978</text:p>
              </table:table-cell>
              <table:table-cell office:value-type="float" office:value="38.0872056686263">
                <text:p>38.0872056686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428237195363">
                <text:p>16.0428237195363</text:p>
              </table:table-cell>
              <table:table-cell office:value-type="float" office:value="52.5132325253336">
                <text:p>52.5132325253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575715164504">
                <text:p>10.9575715164504</text:p>
              </table:table-cell>
              <table:table-cell office:value-type="float" office:value="11.355399581967">
                <text:p>11.35539958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27908806167">
                <text:p>12.327908806167</text:p>
              </table:table-cell>
              <table:table-cell office:value-type="float" office:value="2683.0673967188">
                <text:p>2683.067396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041318612701">
                <text:p>15.6041318612701</text:p>
              </table:table-cell>
              <table:table-cell office:value-type="float" office:value="27.3075753169173">
                <text:p>27.3075753169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041318612701">
                <text:p>15.6041318612701</text:p>
              </table:table-cell>
              <table:table-cell office:value-type="float" office:value="27.3454345633223">
                <text:p>27.3454345633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555609467249">
                <text:p>17.5555609467249</text:p>
              </table:table-cell>
              <table:table-cell office:value-type="float" office:value="36.5391566874071">
                <text:p>36.5391566874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041318612701">
                <text:p>15.6041318612701</text:p>
              </table:table-cell>
              <table:table-cell office:value-type="float" office:value="49.8116272657897">
                <text:p>49.8116272657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385989928546">
                <text:p>10.4385989928546</text:p>
              </table:table-cell>
              <table:table-cell office:value-type="float" office:value="10.3061829815374">
                <text:p>10.306182981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57205840699">
                <text:p>11.8257205840699</text:p>
              </table:table-cell>
              <table:table-cell office:value-type="float" office:value="2615.40031373831">
                <text:p>2615.4003137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74360549381">
                <text:p>15.1774360549381</text:p>
              </table:table-cell>
              <table:table-cell office:value-type="float" office:value="25.8579248938931">
                <text:p>25.8579248938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74360549381">
                <text:p>15.1774360549381</text:p>
              </table:table-cell>
              <table:table-cell office:value-type="float" office:value="25.8955487673915">
                <text:p>25.895548767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942727267468">
                <text:p>17.1942727267468</text:p>
              </table:table-cell>
              <table:table-cell office:value-type="float" office:value="35.05402793376">
                <text:p>35.0540279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74360549381">
                <text:p>15.1774360549381</text:p>
              </table:table-cell>
              <table:table-cell office:value-type="float" office:value="47.2490092791179">
                <text:p>47.2490092791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4420604693647">
                <text:p>9.94420604693647</text:p>
              </table:table-cell>
              <table:table-cell office:value-type="float" office:value="9.35391193257618">
                <text:p>9.35391193257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439894414645">
                <text:p>11.3439894414645</text:p>
              </table:table-cell>
              <table:table-cell office:value-type="float" office:value="2549.43979769859">
                <text:p>2549.43979769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24082678691">
                <text:p>14.7624082678691</text:p>
              </table:table-cell>
              <table:table-cell office:value-type="float" office:value="24.4852306386935">
                <text:p>24.485230638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24082678691">
                <text:p>14.7624082678691</text:p>
              </table:table-cell>
              <table:table-cell office:value-type="float" office:value="24.5225375523481">
                <text:p>24.5225375523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404197108211">
                <text:p>16.8404197108211</text:p>
              </table:table-cell>
              <table:table-cell office:value-type="float" office:value="33.62926202411">
                <text:p>33.6292620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24082678691">
                <text:p>14.7624082678691</text:p>
              </table:table-cell>
              <table:table-cell office:value-type="float" office:value="44.8182282009368">
                <text:p>44.8182282009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7322854068997">
                <text:p>9.47322854068997</text:p>
              </table:table-cell>
              <table:table-cell office:value-type="float" office:value="8.48962885669035">
                <text:p>8.48962885669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18820412015">
                <text:p>10.8818820412015</text:p>
              </table:table-cell>
              <table:table-cell office:value-type="float" office:value="2485.14280890301">
                <text:p>2485.14280890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587294374629">
                <text:p>14.3587294374629</text:p>
              </table:table-cell>
              <table:table-cell office:value-type="float" office:value="23.1854072548415">
                <text:p>23.1854072548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587294374629">
                <text:p>14.3587294374629</text:p>
              </table:table-cell>
              <table:table-cell office:value-type="float" office:value="23.2223249411718">
                <text:p>23.222324941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938488846611">
                <text:p>16.4938488846611</text:p>
              </table:table-cell>
              <table:table-cell office:value-type="float" office:value="32.2624055193688">
                <text:p>32.2624055193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587294374629">
                <text:p>14.3587294374629</text:p>
              </table:table-cell>
              <table:table-cell office:value-type="float" office:value="42.5125015258045">
                <text:p>42.5125015258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455747201558">
                <text:p>9.02455747201558</text:p>
              </table:table-cell>
              <table:table-cell office:value-type="float" office:value="7.70520383812289">
                <text:p>7.70520383812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385989928546">
                <text:p>10.4385989928546</text:p>
              </table:table-cell>
              <table:table-cell office:value-type="float" office:value="2422.46739311805">
                <text:p>2422.4673931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21.9545863179805">
                <text:p>21.9545863179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21.9910510697426">
                <text:p>21.991051069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544103829686">
                <text:p>16.1544103829686</text:p>
              </table:table-cell>
              <table:table-cell office:value-type="float" office:value="30.951104700126">
                <text:p>30.9511047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40.3253956822807">
                <text:p>40.3253956822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9713636337338">
                <text:p>8.59713636337338</text:p>
              </table:table-cell>
              <table:table-cell office:value-type="float" office:value="6.993258149352">
                <text:p>6.993258149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33734698703">
                <text:p>10.0133734698703</text:p>
              </table:table-cell>
              <table:table-cell office:value-type="float" office:value="2361.37265419792">
                <text:p>2361.37265419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841857815757">
                <text:p>13.5841857815757</text:p>
              </table:table-cell>
              <table:table-cell office:value-type="float" office:value="20.7891047629972">
                <text:p>20.7891047629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841857815757">
                <text:p>13.5841857815757</text:p>
              </table:table-cell>
              <table:table-cell office:value-type="float" office:value="20.8250607282917">
                <text:p>20.8250607282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219574246285">
                <text:p>15.8219574246285</text:p>
              </table:table-cell>
              <table:table-cell office:value-type="float" office:value="29.6931015135571">
                <text:p>29.693101513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841857815757">
                <text:p>13.5841857815757</text:p>
              </table:table-cell>
              <table:table-cell office:value-type="float" office:value="38.2508080816053">
                <text:p>38.2508080816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8995877411475">
                <text:p>8.18995877411475</text:p>
              </table:table-cell>
              <table:table-cell office:value-type="float" office:value="6.34709484277477">
                <text:p>6.34709484277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0546988305007">
                <text:p>9.60546988305007</text:p>
              </table:table-cell>
              <table:table-cell office:value-type="float" office:value="2301.81872739948">
                <text:p>2301.81872739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127255070172">
                <text:p>13.2127255070172</text:p>
              </table:table-cell>
              <table:table-cell office:value-type="float" office:value="19.6854939823174">
                <text:p>19.6854939823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127255070172">
                <text:p>13.2127255070172</text:p>
              </table:table-cell>
              <table:table-cell office:value-type="float" office:value="19.7208925103968">
                <text:p>19.7208925103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963462492373">
                <text:p>15.4963462492373</text:p>
              </table:table-cell>
              <table:table-cell office:value-type="float" office:value="28.4862296850689">
                <text:p>28.4862296850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127255070172">
                <text:p>13.2127255070172</text:p>
              </table:table-cell>
              <table:table-cell office:value-type="float" office:value="36.2829500899036">
                <text:p>36.2829500899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6">
                <text:p>7.80206593063506</text:p>
              </table:table-cell>
              <table:table-cell office:value-type="float" office:value="5.76063575558283">
                <text:p>5.76063575558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1418260806938">
                <text:p>9.21418260806938</text:p>
              </table:table-cell>
              <table:table-cell office:value-type="float" office:value="2243.76675337026">
                <text:p>2243.7667533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18.6404695029295">
                <text:p>18.6404695029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18.6752685373093">
                <text:p>18.675268537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77436054938">
                <text:p>15.177436054938</text:p>
              </table:table-cell>
              <table:table-cell office:value-type="float" office:value="27.3284109879868">
                <text:p>27.3284109879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34.416330876406">
                <text:p>34.41633087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3254446876699">
                <text:p>7.43254446876699</text:p>
              </table:table-cell>
              <table:table-cell office:value-type="float" office:value="5.22836433526363">
                <text:p>5.22836433526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3883476483184">
                <text:p>8.83883476483184</text:p>
              </table:table-cell>
              <table:table-cell office:value-type="float" office:value="2187.17885279242">
                <text:p>2187.1788527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17.6509212114138">
                <text:p>17.650921211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17.685084727111">
                <text:p>17.685084727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65088937534">
                <text:p>14.865088937534</text:p>
              </table:table-cell>
              <table:table-cell office:value-type="float" office:value="26.2176516648595">
                <text:p>26.217651664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32.6457420926162">
                <text:p>32.6457420926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052428309872">
                <text:p>7.08052428309872</text:p>
              </table:table-cell>
              <table:table-cell office:value-type="float" office:value="4.74527374791309">
                <text:p>4.7452737479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877704654795">
                <text:p>8.47877704654795</text:p>
              </table:table-cell>
              <table:table-cell office:value-type="float" office:value="2132.01810166628">
                <text:p>2132.0181016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581868426536">
                <text:p>12.1581868426536</text:p>
              </table:table-cell>
              <table:table-cell office:value-type="float" office:value="16.7139040978862">
                <text:p>16.7139040978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581868426536">
                <text:p>12.1581868426536</text:p>
              </table:table-cell>
              <table:table-cell office:value-type="float" office:value="16.7474015798092">
                <text:p>16.747401579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591698308557">
                <text:p>14.5591698308557</text:p>
              </table:table-cell>
              <table:table-cell office:value-type="float" office:value="25.1520389942199">
                <text:p>25.152038994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581868426536">
                <text:p>12.1581868426536</text:p>
              </table:table-cell>
              <table:table-cell office:value-type="float" office:value="30.9662433396766">
                <text:p>30.9662433396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4517647815265">
                <text:p>6.74517647815265</text:p>
              </table:table-cell>
              <table:table-cell office:value-type="float" office:value="4.30681978123809">
                <text:p>4.3068197812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3338659651208">
                <text:p>8.13338659651208</text:p>
              </table:table-cell>
              <table:table-cell office:value-type="float" office:value="2078.24850721711">
                <text:p>2078.2485072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57205840699">
                <text:p>11.8257205840699</text:p>
              </table:table-cell>
              <table:table-cell office:value-type="float" office:value="15.8266294913093">
                <text:p>15.826629491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57205840699">
                <text:p>11.8257205840699</text:p>
              </table:table-cell>
              <table:table-cell office:value-type="float" office:value="15.8594354510177">
                <text:p>15.8594354510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595464483553">
                <text:p>14.2595464483553</text:p>
              </table:table-cell>
              <table:table-cell office:value-type="float" office:value="24.1297379968889">
                <text:p>24.129737996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57205840699">
                <text:p>11.8257205840699</text:p>
              </table:table-cell>
              <table:table-cell office:value-type="float" office:value="29.3731483833829">
                <text:p>29.3731483833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57114166004">
                <text:p>6.4257114166004</text:p>
              </table:table-cell>
              <table:table-cell office:value-type="float" office:value="3.90887809922899">
                <text:p>3.90887809922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7">
                <text:p>7.80206593063507</text:p>
              </table:table-cell>
              <table:table-cell office:value-type="float" office:value="2025.83498440962">
                <text:p>2025.8349844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3456328109">
                <text:p>11.5023456328109</text:p>
              </table:table-cell>
              <table:table-cell office:value-type="float" office:value="14.9864567600851">
                <text:p>14.9864567600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3456328109">
                <text:p>11.5023456328109</text:p>
              </table:table-cell>
              <table:table-cell office:value-type="float" office:value="15.0185502883166">
                <text:p>15.018550288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60892259027">
                <text:p>13.9660892259027</text:p>
              </table:table-cell>
              <table:table-cell office:value-type="float" office:value="23.1489882761516">
                <text:p>23.148988276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3456328109">
                <text:p>11.5023456328109</text:p>
              </table:table-cell>
              <table:table-cell office:value-type="float" office:value="27.8620120783834">
                <text:p>27.8620120783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137685991828">
                <text:p>6.12137685991828</text:p>
              </table:table-cell>
              <table:table-cell office:value-type="float" office:value="3.54770544641634">
                <text:p>3.5477054464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42419038683">
                <text:p>7.4842419038683</text:p>
              </table:table-cell>
              <table:table-cell office:value-type="float" office:value="1974.74333305474">
                <text:p>1974.74333305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878133865996">
                <text:p>11.1878133865996</text:p>
              </table:table-cell>
              <table:table-cell office:value-type="float" office:value="14.1908854532311">
                <text:p>14.1908854532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878133865996">
                <text:p>11.1878133865996</text:p>
              </table:table-cell>
              <table:table-cell office:value-type="float" office:value="14.2222498057596">
                <text:p>14.222249805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786712657592">
                <text:p>13.6786712657592</text:p>
              </table:table-cell>
              <table:table-cell office:value-type="float" office:value="22.2081009863636">
                <text:p>22.20810098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878133865996">
                <text:p>11.1878133865996</text:p>
              </table:table-cell>
              <table:table-cell office:value-type="float" office:value="26.4286179650783">
                <text:p>26.4286179650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3145619710503">
                <text:p>5.83145619710503</text:p>
              </table:table-cell>
              <table:table-cell office:value-type="float" office:value="3.2199044367781">
                <text:p>3.219904436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7">
                <text:p>7.17936471873147</text:p>
              </table:table-cell>
              <table:table-cell office:value-type="float" office:value="1924.9402154937">
                <text:p>1924.9402154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18820412015">
                <text:p>10.8818820412015</text:p>
              </table:table-cell>
              <table:table-cell office:value-type="float" office:value="13.4375478587498">
                <text:p>13.437547858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18820412015">
                <text:p>10.8818820412015</text:p>
              </table:table-cell>
              <table:table-cell office:value-type="float" office:value="13.4681700732982">
                <text:p>13.468170073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971682817036">
                <text:p>13.3971682817036</text:p>
              </table:table-cell>
              <table:table-cell office:value-type="float" office:value="21.3054559247683">
                <text:p>21.3054559247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18820412015">
                <text:p>10.8818820412015</text:p>
              </table:table-cell>
              <table:table-cell office:value-type="float" office:value="25.0689665046109">
                <text:p>25.0689665046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526675729105">
                <text:p>5.55526675729105</text:p>
              </table:table-cell>
              <table:table-cell office:value-type="float" office:value="2.92239159608252">
                <text:p>2.92239159608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690697422881">
                <text:p>6.88690697422881</text:p>
              </table:table-cell>
              <table:table-cell office:value-type="float" office:value="1876.39313484504">
                <text:p>1876.3931348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843164045316">
                <text:p>10.5843164045316</text:p>
              </table:table-cell>
              <table:table-cell office:value-type="float" office:value="12.724201957044">
                <text:p>12.72420195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843164045316">
                <text:p>10.5843164045316</text:p>
              </table:table-cell>
              <table:table-cell office:value-type="float" office:value="12.7540724991222">
                <text:p>12.754072499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214585452883">
                <text:p>13.1214585452883</text:p>
              </table:table-cell>
              <table:table-cell office:value-type="float" office:value="20.4394987415161">
                <text:p>20.439498741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843164045316">
                <text:p>10.5843164045316</text:p>
              </table:table-cell>
              <table:table-cell office:value-type="float" office:value="23.7792639191242">
                <text:p>23.7792639191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215820226578">
                <text:p>5.29215820226578</text:p>
              </table:table-cell>
              <table:table-cell office:value-type="float" office:value="2.65236835705578">
                <text:p>2.65236835705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36275350862">
                <text:p>6.60636275350862</text:p>
              </table:table-cell>
              <table:table-cell office:value-type="float" office:value="1829.07041380014">
                <text:p>1829.0704138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948877158447">
                <text:p>10.2948877158447</text:p>
              </table:table-cell>
              <table:table-cell office:value-type="float" office:value="12.0487247484085">
                <text:p>12.0487247484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948877158447">
                <text:p>10.2948877158447</text:p>
              </table:table-cell>
              <table:table-cell office:value-type="float" office:value="12.0778371840853">
                <text:p>12.077837184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14228332008">
                <text:p>12.8514228332008</text:p>
              </table:table-cell>
              <table:table-cell office:value-type="float" office:value="19.6087382630834">
                <text:p>19.608738263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948877158447">
                <text:p>10.2948877158447</text:p>
              </table:table-cell>
              <table:table-cell office:value-type="float" office:value="22.555911606143">
                <text:p>22.555911606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151099513827">
                <text:p>5.04151099513827</text:p>
              </table:table-cell>
              <table:table-cell office:value-type="float" office:value="2.4072947345391">
                <text:p>2.407294734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3724674868768">
                <text:p>6.33724674868768</text:p>
              </table:table-cell>
              <table:table-cell office:value-type="float" office:value="1782.94117395357">
                <text:p>1782.9411739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33734698703">
                <text:p>10.0133734698703</text:p>
              </table:table-cell>
              <table:table-cell office:value-type="float" office:value="11.4091059347376">
                <text:p>11.4091059347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33734698703">
                <text:p>10.0133734698703</text:p>
              </table:table-cell>
              <table:table-cell office:value-type="float" office:value="11.4374566284858">
                <text:p>11.4374566284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869443757089">
                <text:p>12.5869443757089</text:p>
              </table:table-cell>
              <table:table-cell office:value-type="float" office:value="18.8117439244789">
                <text:p>18.811743924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33734698703">
                <text:p>10.0133734698703</text:p>
              </table:table-cell>
              <table:table-cell office:value-type="float" office:value="21.3954960975459">
                <text:p>21.3954960975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0273494152502">
                <text:p>4.80273494152502</text:p>
              </table:table-cell>
              <table:table-cell office:value-type="float" office:value="2.18486543300962">
                <text:p>2.1848654330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09342132678">
                <text:p>6.07909342132678</text:p>
              </table:table-cell>
              <table:table-cell office:value-type="float" office:value="1737.97531565467">
                <text:p>1737.97531565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3955724575624">
                <text:p>9.73955724575624</text:p>
              </table:table-cell>
              <table:table-cell office:value-type="float" office:value="10.8034419366464">
                <text:p>10.803441936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3955724575624">
                <text:p>9.73955724575624</text:p>
              </table:table-cell>
              <table:table-cell office:value-type="float" office:value="10.8310297725214">
                <text:p>10.8310297725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279088061669">
                <text:p>12.3279088061669</text:p>
              </table:table-cell>
              <table:table-cell office:value-type="float" office:value="18.0471433058193">
                <text:p>18.047143305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3955724575624">
                <text:p>9.73955724575624</text:p>
              </table:table-cell>
              <table:table-cell office:value-type="float" office:value="20.29477953511">
                <text:p>20.29477953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526779983006">
                <text:p>4.57526779983006</text:p>
              </table:table-cell>
              <table:table-cell office:value-type="float" office:value="1.98298816171933">
                <text:p>1.9829881617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3145619710504">
                <text:p>5.83145619710504</text:p>
              </table:table-cell>
              <table:table-cell office:value-type="float" office:value="1694.14349836739">
                <text:p>1694.1434983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7322854068998">
                <text:p>9.47322854068998</text:p>
              </table:table-cell>
              <table:table-cell office:value-type="float" office:value="10.2299302281984">
                <text:p>10.229930228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7322854068998">
                <text:p>9.47322854068998</text:p>
              </table:table-cell>
              <table:table-cell office:value-type="float" office:value="10.2567563527255">
                <text:p>10.256756352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42041115605">
                <text:p>12.0742041115605</text:p>
              </table:table-cell>
              <table:table-cell office:value-type="float" office:value="17.3136197690296">
                <text:p>17.313619769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7322854068998">
                <text:p>9.47322854068998</text:p>
              </table:table-cell>
              <table:table-cell office:value-type="float" office:value="19.2506906360523">
                <text:p>19.2506906360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">
                <text:p>4.358573957345</text:p>
              </table:table-cell>
              <table:table-cell office:value-type="float" office:value="1.79976395347259">
                <text:p>1.79976395347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390669329982">
                <text:p>5.59390669329982</text:p>
              </table:table-cell>
              <table:table-cell office:value-type="float" office:value="1651.41712152532">
                <text:p>1651.4171215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1418260806937">
                <text:p>9.21418260806937</text:p>
              </table:table-cell>
              <table:table-cell office:value-type="float" office:value="9.68686397238078">
                <text:p>9.68686397238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1418260806937">
                <text:p>9.21418260806937</text:p>
              </table:table-cell>
              <table:table-cell office:value-type="float" office:value="9.71293155763205">
                <text:p>9.7129315576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257205840699">
                <text:p>11.8257205840699</text:p>
              </table:table-cell>
              <table:table-cell office:value-type="float" office:value="16.6099101905991">
                <text:p>16.6099101905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1418260806937">
                <text:p>9.21418260806937</text:p>
              </table:table-cell>
              <table:table-cell office:value-type="float" office:value="18.2603161233593">
                <text:p>18.2603161233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214316905158">
                <text:p>4.15214316905158</text:p>
              </table:table-cell>
              <table:table-cell office:value-type="float" office:value="1.63346930190991">
                <text:p>1.6334693019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603397773596">
                <text:p>5.36603397773596</text:p>
              </table:table-cell>
              <table:table-cell office:value-type="float" office:value="1609.76830586966">
                <text:p>1609.76830586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222030009891">
                <text:p>8.96222030009891</text:p>
              </table:table-cell>
              <table:table-cell office:value-type="float" office:value="9.17262694136027">
                <text:p>9.1726269413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222030009891">
                <text:p>8.96222030009891</text:p>
              </table:table-cell>
              <table:table-cell office:value-type="float" office:value="9.19794096680239">
                <text:p>9.19794096680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823507736296">
                <text:p>11.5823507736296</text:p>
              </table:table-cell>
              <table:table-cell office:value-type="float" office:value="15.9348027864905">
                <text:p>15.9348027864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222030009891">
                <text:p>8.96222030009891</text:p>
              </table:table-cell>
              <table:table-cell office:value-type="float" office:value="17.3208925969938">
                <text:p>17.3208925969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548935615711">
                <text:p>3.95548935615711</text:p>
              </table:table-cell>
              <table:table-cell office:value-type="float" office:value="1.48253994927157">
                <text:p>1.4825399492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44385792233">
                <text:p>5.14744385792233</text:p>
              </table:table-cell>
              <table:table-cell office:value-type="float" office:value="1569.16987525779">
                <text:p>1569.16987525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1714791469002">
                <text:p>8.71714791469002</text:p>
              </table:table-cell>
              <table:table-cell office:value-type="float" office:value="8.68568870640284">
                <text:p>8.6856887064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1714791469002">
                <text:p>8.71714791469002</text:p>
              </table:table-cell>
              <table:table-cell office:value-type="float" office:value="8.71025575819121">
                <text:p>8.7102557581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439894414645">
                <text:p>11.3439894414645</text:p>
              </table:table-cell>
              <table:table-cell office:value-type="float" office:value="15.2871350254534">
                <text:p>15.287135025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1714791469002">
                <text:p>8.71714791469002</text:p>
              </table:table-cell>
              <table:table-cell office:value-type="float" office:value="16.4297988232966">
                <text:p>16.4297988232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14946153361">
                <text:p>3.76814946153361</text:p>
              </table:table-cell>
              <table:table-cell office:value-type="float" office:value="1.34555617214003">
                <text:p>1.3455561721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77581991461">
                <text:p>4.9377581991461</text:p>
              </table:table-cell>
              <table:table-cell office:value-type="float" office:value="1529.59533893068">
                <text:p>1529.5953389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877704654794">
                <text:p>8.47877704654794</text:p>
              </table:table-cell>
              <table:table-cell office:value-type="float" office:value="8.22460008314109">
                <text:p>8.22460008314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877704654794">
                <text:p>8.47877704654794</text:p>
              </table:table-cell>
              <table:table-cell office:value-type="float" office:value="8.2484281696231">
                <text:p>8.2484281696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105335145821">
                <text:p>11.1105335145821</text:p>
              </table:table-cell>
              <table:table-cell office:value-type="float" office:value="14.665791627153">
                <text:p>14.66579162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877704654794">
                <text:p>8.47877704654794</text:p>
              </table:table-cell>
              <table:table-cell office:value-type="float" office:value="15.5845484210699">
                <text:p>15.5845484210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235936572">
                <text:p>3.58968235936572</text:p>
              </table:table-cell>
              <table:table-cell office:value-type="float" office:value="1.22122942675084">
                <text:p>1.2212294267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61427034499">
                <text:p>4.73661427034499</text:p>
              </table:table-cell>
              <table:table-cell office:value-type="float" office:value="1491.01887422742">
                <text:p>1491.01887422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692444233058">
                <text:p>8.24692444233058</text:p>
              </table:table-cell>
              <table:table-cell office:value-type="float" office:value="7.7879888186344">
                <text:p>7.787988818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692444233058">
                <text:p>8.24692444233058</text:p>
              </table:table-cell>
              <table:table-cell office:value-type="float" office:value="7.81108720090677">
                <text:p>7.81108720090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18820412015">
                <text:p>10.8818820412015</text:p>
              </table:table-cell>
              <table:table-cell office:value-type="float" office:value="14.0697026416623">
                <text:p>14.0697026416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692444233058">
                <text:p>8.24692444233058</text:p>
              </table:table-cell>
              <table:table-cell office:value-type="float" office:value="14.7827829239322">
                <text:p>14.7827829239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96678164398">
                <text:p>3.4196678164398</text:p>
              </table:table-cell>
              <table:table-cell office:value-type="float" office:value="1.10839022825051">
                <text:p>1.10839022825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366411662597">
                <text:p>4.54366411662597</text:p>
              </table:table-cell>
              <table:table-cell office:value-type="float" office:value="1453.41530973582">
                <text:p>1453.41530973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2141185976814">
                <text:p>8.02141185976814</text:p>
              </table:table-cell>
              <table:table-cell office:value-type="float" office:value="7.37455550738588">
                <text:p>7.37455550738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2141185976814">
                <text:p>8.02141185976814</text:p>
              </table:table-cell>
              <table:table-cell office:value-type="float" office:value="7.39693454382806">
                <text:p>7.3969345438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579361470994">
                <text:p>10.6579361470994</text:p>
              </table:table-cell>
              <table:table-cell office:value-type="float" office:value="13.4978416070151">
                <text:p>13.497841607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2141185976814">
                <text:p>8.02141185976814</text:p>
              </table:table-cell>
              <table:table-cell office:value-type="float" office:value="14.0222651995906">
                <text:p>14.0222651995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770550262849">
                <text:p>3.25770550262849</text:p>
              </table:table-cell>
              <table:table-cell office:value-type="float" office:value="1.00597714988723">
                <text:p>1.00597714988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01">
                <text:p>4.35857395734501</text:p>
              </table:table-cell>
              <table:table-cell office:value-type="float" office:value="1416.76010886786">
                <text:p>1416.76010886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6">
                <text:p>7.80206593063506</text:p>
              </table:table-cell>
              <table:table-cell office:value-type="float" office:value="6.98306972416165">
                <text:p>6.98306972416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6">
                <text:p>7.80206593063506</text:p>
              </table:table-cell>
              <table:table-cell office:value-type="float" office:value="7.00474072793927">
                <text:p>7.0047407279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385989928546">
                <text:p>10.4385989928546</text:p>
              </table:table-cell>
              <table:table-cell office:value-type="float" office:value="12.9492237816436">
                <text:p>12.9492237816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6">
                <text:p>7.80206593063506</text:p>
              </table:table-cell>
              <table:table-cell office:value-type="float" office:value="13.3008732076644">
                <text:p>13.3008732076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341404824072">
                <text:p>3.10341404824072</text:p>
              </table:table-cell>
              <table:table-cell office:value-type="float" office:value="0.913026838654621">
                <text:p>0.91302683865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10236087066">
                <text:p>4.1810236087066</text:p>
              </table:table-cell>
              <table:table-cell office:value-type="float" office:value="1381.02935384939">
                <text:p>1381.02935384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8871802746903">
                <text:p>7.58871802746903</text:p>
              </table:table-cell>
              <table:table-cell office:value-type="float" office:value="6.61236636210345">
                <text:p>6.612366362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8871802746903">
                <text:p>7.58871802746903</text:p>
              </table:table-cell>
              <table:table-cell office:value-type="float" office:value="6.63334147070313">
                <text:p>6.633341470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237757319722">
                <text:p>10.2237757319722</text:p>
              </table:table-cell>
              <table:table-cell office:value-type="float" office:value="12.4229044486591">
                <text:p>12.4229044486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8871802746903">
                <text:p>7.58871802746903</text:p>
              </table:table-cell>
              <table:table-cell office:value-type="float" office:value="12.6165940786464">
                <text:p>12.6165940786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3014601747">
                <text:p>2.95643014601747</text:p>
              </table:table-cell>
              <table:table-cell office:value-type="float" office:value="0.828664953470461">
                <text:p>0.828664953470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7">
                <text:p>4.01070592988407</text:p>
              </table:table-cell>
              <table:table-cell office:value-type="float" office:value="1346.19973011362">
                <text:p>1346.1997301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8120413393455">
                <text:p>7.38120413393455</text:p>
              </table:table-cell>
              <table:table-cell office:value-type="float" office:value="6.26134216523613">
                <text:p>6.2613421652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8120413393455">
                <text:p>7.38120413393455</text:p>
              </table:table-cell>
              <table:table-cell office:value-type="float" office:value="6.2816342211562">
                <text:p>6.281634221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133734698702">
                <text:p>10.0133734698702</text:p>
              </table:table-cell>
              <table:table-cell office:value-type="float" office:value="11.9179772890547">
                <text:p>11.917977289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8120413393455">
                <text:p>7.38120413393455</text:p>
              </table:table-cell>
              <table:table-cell office:value-type="float" office:value="11.9675184974782">
                <text:p>11.9675184974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640769565883">
                <text:p>2.81640769565883</text:p>
              </table:table-cell>
              <table:table-cell office:value-type="float" office:value="0.75209794064987">
                <text:p>0.75209794064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732629170286">
                <text:p>3.84732629170286</text:p>
              </table:table-cell>
              <table:table-cell office:value-type="float" office:value="1312.24851108822">
                <text:p>1312.24851108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6">
                <text:p>7.17936471873146</text:p>
              </table:table-cell>
              <table:table-cell office:value-type="float" office:value="5.92895244505064">
                <text:p>5.9289524450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6">
                <text:p>7.17936471873146</text:p>
              </table:table-cell>
              <table:table-cell office:value-type="float" office:value="5.94857488683122">
                <text:p>5.94857488683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0730122370934">
                <text:p>9.80730122370934</text:p>
              </table:table-cell>
              <table:table-cell office:value-type="float" office:value="11.4335728210285">
                <text:p>11.433572821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6">
                <text:p>7.17936471873146</text:p>
              </table:table-cell>
              <table:table-cell office:value-type="float" office:value="11.3518353760692">
                <text:p>11.3518353760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301698886797">
                <text:p>2.68301698886797</text:p>
              </table:table-cell>
              <table:table-cell office:value-type="float" office:value="0.682605569308584">
                <text:p>0.682605569308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60206696728">
                <text:p>3.69060206696728</text:p>
              </table:table-cell>
              <table:table-cell office:value-type="float" office:value="1279.15354336604">
                <text:p>1279.15354336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8304461295136">
                <text:p>6.98304461295136</text:p>
              </table:table-cell>
              <table:table-cell office:value-type="float" office:value="5.61420797139047">
                <text:p>5.61420797139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8304461295136">
                <text:p>6.98304461295136</text:p>
              </table:table-cell>
              <table:table-cell office:value-type="float" office:value="5.63317473422163">
                <text:p>5.6331747342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0546988305003">
                <text:p>9.60546988305003</text:p>
              </table:table-cell>
              <table:table-cell office:value-type="float" office:value="10.9688569027413">
                <text:p>10.9688569027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8304461295136">
                <text:p>6.98304461295136</text:p>
              </table:table-cell>
              <table:table-cell office:value-type="float" office:value="10.7678267998942">
                <text:p>10.7678267998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594393299305">
                <text:p>2.55594393299305</text:p>
              </table:table-cell>
              <table:table-cell office:value-type="float" office:value="0.619534156480311">
                <text:p>0.619534156480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026214154937">
                <text:p>3.54026214154937</text:p>
              </table:table-cell>
              <table:table-cell office:value-type="float" office:value="1246.8932322499">
                <text:p>1246.89323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9209289078785">
                <text:p>6.79209289078785</text:p>
              </table:table-cell>
              <table:table-cell office:value-type="float" office:value="5.31617202838859">
                <text:p>5.31617202838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9209289078785">
                <text:p>6.79209289078785</text:p>
              </table:table-cell>
              <table:table-cell office:value-type="float" office:value="5.33449745358703">
                <text:p>5.33449745358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0779217131912">
                <text:p>9.40779217131912</text:p>
              </table:table-cell>
              <table:table-cell office:value-type="float" office:value="10.5230292959286">
                <text:p>10.523029295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9209289078785">
                <text:p>6.79209289078785</text:p>
              </table:table-cell>
              <table:table-cell office:value-type="float" office:value="10.2138632345696">
                <text:p>10.2138632345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5">
                <text:p>2.43488931143905</text:p>
              </table:table-cell>
              <table:table-cell office:value-type="float" office:value="0.56229041821992">
                <text:p>0.5622904182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04644539393">
                <text:p>3.39604644539393</text:p>
              </table:table-cell>
              <table:table-cell office:value-type="float" office:value="1215.44652766184">
                <text:p>1215.44652766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36275350861">
                <text:p>6.60636275350861</text:p>
              </table:table-cell>
              <table:table-cell office:value-type="float" office:value="5.03395762669292">
                <text:p>5.03395762669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36275350861">
                <text:p>6.60636275350861</text:p>
              </table:table-cell>
              <table:table-cell office:value-type="float" office:value="5.05165637938596">
                <text:p>5.0516563793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1418260806933">
                <text:p>9.21418260806933</text:p>
              </table:table-cell>
              <table:table-cell office:value-type="float" office:value="10.0953222878947">
                <text:p>10.095322287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36275350861">
                <text:p>6.60636275350861</text:p>
              </table:table-cell>
              <table:table-cell office:value-type="float" office:value="9.68839897903246">
                <text:p>9.68839897903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956807910788">
                <text:p>2.31956807910788</text:p>
              </table:table-cell>
              <table:table-cell office:value-type="float" office:value="0.510335888852612">
                <text:p>0.510335888852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77055026285">
                <text:p>3.2577055026285</text:p>
              </table:table-cell>
              <table:table-cell office:value-type="float" office:value="1184.79291040787">
                <text:p>1184.79291040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57114166004">
                <text:p>6.4257114166004</text:p>
              </table:table-cell>
              <table:table-cell office:value-type="float" office:value="4.76672486368372">
                <text:p>4.7667248636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57114166004">
                <text:p>6.4257114166004</text:p>
              </table:table-cell>
              <table:table-cell office:value-type="float" office:value="4.78381185808444">
                <text:p>4.78381185808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455747201555">
                <text:p>9.02455747201555</text:p>
              </table:table-cell>
              <table:table-cell office:value-type="float" office:value="9.68499936951559">
                <text:p>9.6849993695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257114166004">
                <text:p>6.4257114166004</text:p>
              </table:table-cell>
              <table:table-cell office:value-type="float" office:value="9.18996785263614">
                <text:p>9.18996785263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970869120795">
                <text:p>2.20970869120795</text:p>
              </table:table-cell>
              <table:table-cell office:value-type="float" office:value="0.463181855873494">
                <text:p>0.463181855873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5">
                <text:p>3.125</text:p>
              </table:table-cell>
              <table:table-cell office:value-type="float" office:value="1154.91237878898">
                <text:p>1154.9123787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4.51367842382648">
                <text:p>4.5136784238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4.53016875552628">
                <text:p>4.53016875552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388347648318">
                <text:p>8.8388347648318</text:p>
              </table:table-cell>
              <table:table-cell office:value-type="float" office:value="9.29135396697462">
                <text:p>9.29135396697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8.71717910412892">
                <text:p>8.71717910412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505246385263">
                <text:p>2.10505246385263</text:p>
              </table:table-cell>
              <table:table-cell office:value-type="float" office:value="0.420384762852478">
                <text:p>0.42038476285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770037289145">
                <text:p>2.99770037289145</text:p>
              </table:table-cell>
              <table:table-cell office:value-type="float" office:value="1125.78543554995">
                <text:p>1125.7854355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09342132677">
                <text:p>6.07909342132677</text:p>
              </table:table-cell>
              <table:table-cell office:value-type="float" office:value="4.27406521172112">
                <text:p>4.2740652117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09342132677">
                <text:p>6.07909342132677</text:p>
              </table:table-cell>
              <table:table-cell office:value-type="float" office:value="4.28997409646546">
                <text:p>4.28997409646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5693417569323">
                <text:p>8.65693417569323</text:p>
              </table:table-cell>
              <table:table-cell office:value-type="float" office:value="8.91370822504585">
                <text:p>8.9137082250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09342132677">
                <text:p>6.07909342132677</text:p>
              </table:table-cell>
              <table:table-cell office:value-type="float" office:value="8.2687135310995">
                <text:p>8.2687135310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535296494203">
                <text:p>2.00535296494203</text:p>
              </table:table-cell>
              <table:table-cell office:value-type="float" office:value="0.381542037101733">
                <text:p>0.38154203710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558640820273">
                <text:p>2.87558640820273</text:p>
              </table:table-cell>
              <table:table-cell office:value-type="float" office:value="1097.39307515724">
                <text:p>1097.39307515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1286029203496">
                <text:p>5.91286029203496</text:p>
              </table:table-cell>
              <table:table-cell office:value-type="float" office:value="4.0471721108032">
                <text:p>4.0471721108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1286029203496">
                <text:p>5.91286029203496</text:p>
              </table:table-cell>
              <table:table-cell office:value-type="float" office:value="4.06251482925311">
                <text:p>4.0625148292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87770465479">
                <text:p>8.4787770465479</text:p>
              </table:table-cell>
              <table:table-cell office:value-type="float" office:value="8.55141183983128">
                <text:p>8.55141183983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1286029203496">
                <text:p>5.91286029203496</text:p>
              </table:table-cell>
              <table:table-cell office:value-type="float" office:value="7.84331979906246">
                <text:p>7.84331979906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037543389385">
                <text:p>1.91037543389385</text:p>
              </table:table-cell>
              <table:table-cell office:value-type="float" office:value="0.346288302858459">
                <text:p>0.346288302858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844686340829">
                <text:p>2.75844686340829</text:p>
              </table:table-cell>
              <table:table-cell office:value-type="float" office:value="1069.71677139771">
                <text:p>1069.71677139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117281640546">
                <text:p>5.75117281640546</text:p>
              </table:table-cell>
              <table:table-cell office:value-type="float" office:value="3.83232386102677">
                <text:p>3.8323238610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117281640546">
                <text:p>5.75117281640546</text:p>
              </table:table-cell>
              <table:table-cell office:value-type="float" office:value="3.84711570904337">
                <text:p>3.8471157090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0428633810315">
                <text:p>8.30428633810315</text:p>
              </table:table-cell>
              <table:table-cell office:value-type="float" office:value="8.20384093894104">
                <text:p>8.2038409389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117281640546">
                <text:p>5.75117281640546</text:p>
              </table:table-cell>
              <table:table-cell office:value-type="float" office:value="7.43981094991268">
                <text:p>7.43981094991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989622885695">
                <text:p>1.81989622885695</text:p>
              </table:table-cell>
              <table:table-cell office:value-type="float" office:value="0.31429194436213">
                <text:p>0.3142919443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607910113289">
                <text:p>2.64607910113289</text:p>
              </table:table-cell>
              <table:table-cell office:value-type="float" office:value="1042.73846529019">
                <text:p>1042.73846529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390669329982">
                <text:p>5.59390669329982</text:p>
              </table:table-cell>
              <table:table-cell office:value-type="float" office:value="3.6288810492125">
                <text:p>3.628881049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390669329982">
                <text:p>5.59390669329982</text:p>
              </table:table-cell>
              <table:table-cell office:value-type="float" office:value="3.64313729323404">
                <text:p>3.64313729323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3338659651204">
                <text:p>8.13338659651204</text:p>
              </table:table-cell>
              <table:table-cell office:value-type="float" office:value="7.87039700718856">
                <text:p>7.87039700718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390669329982">
                <text:p>5.59390669329982</text:p>
              </table:table-cell>
              <table:table-cell office:value-type="float" office:value="7.05706109000642">
                <text:p>7.05706109000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3702300106">
                <text:p>1.733702300106</text:p>
              </table:table-cell>
              <table:table-cell office:value-type="float" office:value="0.285251986496649">
                <text:p>0.2852519864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3828873861323">
                <text:p>2.53828873861323</text:p>
              </table:table-cell>
              <table:table-cell office:value-type="float" office:value="1016.44055330183">
                <text:p>1016.44055330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094102060076">
                <text:p>5.44094102060076</text:p>
              </table:table-cell>
              <table:table-cell office:value-type="float" office:value="3.43623820608037">
                <text:p>3.43623820608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094102060076">
                <text:p>5.44094102060076</text:p>
              </table:table-cell>
              <table:table-cell office:value-type="float" office:value="3.44997404319116">
                <text:p>3.44997404319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600392074534">
                <text:p>7.96600392074534</text:p>
              </table:table-cell>
              <table:table-cell office:value-type="float" office:value="7.55050585595073">
                <text:p>7.55050585595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094102060076">
                <text:p>5.44094102060076</text:p>
              </table:table-cell>
              <table:table-cell office:value-type="float" office:value="6.69400224862798">
                <text:p>6.69400224862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9068837715">
                <text:p>1.65159068837715</text:p>
              </table:table-cell>
              <table:table-cell office:value-type="float" office:value="0.258895263655025">
                <text:p>0.258895263655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6">
                <text:p>2.43488931143906</text:p>
              </table:table-cell>
              <table:table-cell office:value-type="float" office:value="990.805875861705">
                <text:p>990.80587586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215820226578">
                <text:p>5.29215820226578</text:p>
              </table:table-cell>
              <table:table-cell office:value-type="float" office:value="3.25382200430319">
                <text:p>3.2538220043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215820226578">
                <text:p>5.29215820226578</text:p>
              </table:table-cell>
              <table:table-cell office:value-type="float" office:value="3.26705252662247">
                <text:p>3.2670525266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0206593063503">
                <text:p>7.80206593063503</text:p>
              </table:table-cell>
              <table:table-cell office:value-type="float" office:value="7.24361663441821">
                <text:p>7.2436166344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215820226578">
                <text:p>5.29215820226578</text:p>
              </table:table-cell>
              <table:table-cell office:value-type="float" office:value="6.34962139807631">
                <text:p>6.34962139807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336804696361">
                <text:p>1.57336804696361</text:p>
              </table:table-cell>
              <table:table-cell office:value-type="float" office:value="0.234973850195404">
                <text:p>0.23497385019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570195099209">
                <text:p>2.33570195099209</text:p>
              </table:table-cell>
              <table:table-cell office:value-type="float" office:value="965.817706164037">
                <text:p>965.817706164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44385792232">
                <text:p>5.14744385792232</text:p>
              </table:table-cell>
              <table:table-cell office:value-type="float" office:value="3.0810895522183">
                <text:p>3.081089552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44385792232">
                <text:p>5.14744385792232</text:p>
              </table:table-cell>
              <table:table-cell office:value-type="float" office:value="3.09382971526282">
                <text:p>3.09382971526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4150173557538">
                <text:p>7.64150173557538</text:p>
              </table:table-cell>
              <table:table-cell office:value-type="float" office:value="6.94920088103333">
                <text:p>6.9492008810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44385792232">
                <text:p>5.14744385792232</text:p>
              </table:table-cell>
              <table:table-cell office:value-type="float" office:value="6.0229576270567">
                <text:p>6.0229576270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885018644572">
                <text:p>1.49885018644572</text:p>
              </table:table-cell>
              <table:table-cell office:value-type="float" office:value="0.213262728317898">
                <text:p>0.21326272831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055507502473">
                <text:p>2.24055507502473</text:p>
              </table:table-cell>
              <table:table-cell office:value-type="float" office:value="941.459739253869">
                <text:p>941.45973925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668673493513">
                <text:p>5.00668673493513</text:p>
              </table:table-cell>
              <table:table-cell office:value-type="float" office:value="2.91752677811943">
                <text:p>2.9175267781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668673493513">
                <text:p>5.00668673493513</text:p>
              </table:table-cell>
              <table:table-cell office:value-type="float" office:value="2.92979137281846">
                <text:p>2.9297913728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424190386826">
                <text:p>7.48424190386826</text:p>
              </table:table-cell>
              <table:table-cell office:value-type="float" office:value="6.66675161348224">
                <text:p>6.66675161348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668673493513">
                <text:p>5.00668673493513</text:p>
              </table:table-cell>
              <table:table-cell office:value-type="float" office:value="5.71309945949071">
                <text:p>5.71309945949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786164098343">
                <text:p>1.42786164098343</text:p>
              </table:table-cell>
              <table:table-cell office:value-type="float" office:value="0.193557671425018">
                <text:p>0.193557671425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28409084335">
                <text:p>2.14928409084335</text:p>
              </table:table-cell>
              <table:table-cell office:value-type="float" office:value="917.716081387955">
                <text:p>917.716081387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6977862287811">
                <text:p>4.86977862287811</text:p>
              </table:table-cell>
              <table:table-cell office:value-type="float" office:value="2.7626469003199">
                <text:p>2.762646900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6977862287811">
                <text:p>4.86977862287811</text:p>
              </table:table-cell>
              <table:table-cell office:value-type="float" office:value="2.77445052838413">
                <text:p>2.77445052838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302184326992">
                <text:p>7.3302184326992</text:p>
              </table:table-cell>
              <table:table-cell office:value-type="float" office:value="6.39578245567411">
                <text:p>6.3957824556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6977862287811">
                <text:p>4.86977862287811</text:p>
              </table:table-cell>
              <table:table-cell office:value-type="float" office:value="5.41918231126314">
                <text:p>5.41918231126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023525515019">
                <text:p>1.36023525515019</text:p>
              </table:table-cell>
              <table:table-cell office:value-type="float" office:value="0.175673323055444">
                <text:p>0.175673323055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173111058264">
                <text:p>2.06173111058264</text:p>
              </table:table-cell>
              <table:table-cell office:value-type="float" office:value="894.571239663982">
                <text:p>894.57123966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61427034498">
                <text:p>4.73661427034498</text:p>
              </table:table-cell>
              <table:table-cell office:value-type="float" office:value="2.61598897843424">
                <text:p>2.61598897843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61427034498">
                <text:p>4.73661427034498</text:p>
              </table:table-cell>
              <table:table-cell office:value-type="float" office:value="2.62734603080147">
                <text:p>2.62734603080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936471873142">
                <text:p>7.17936471873142</text:p>
              </table:table-cell>
              <table:table-cell office:value-type="float" office:value="6.13582680020418">
                <text:p>6.1358268002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61427034498">
                <text:p>4.73661427034498</text:p>
              </table:table-cell>
              <table:table-cell office:value-type="float" office:value="5.14038607780954">
                <text:p>5.14038607780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1179033506">
                <text:p>1.29581179033506</text:p>
              </table:table-cell>
              <table:table-cell office:value-type="float" office:value="0.159441453320528">
                <text:p>0.159441453320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774467807856">
                <text:p>1.97774467807856</text:p>
              </table:table-cell>
              <table:table-cell office:value-type="float" office:value="872.010111911348">
                <text:p>872.01011191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709130403468">
                <text:p>4.60709130403468</text:p>
              </table:table-cell>
              <table:table-cell office:value-type="float" office:value="2.47711654156634">
                <text:p>2.47711654156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709130403468">
                <text:p>4.60709130403468</text:p>
              </table:table-cell>
              <table:table-cell office:value-type="float" office:value="2.48804117966688">
                <text:p>2.4880411796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161552930501">
                <text:p>7.03161552930501</text:p>
              </table:table-cell>
              <table:table-cell office:value-type="float" office:value="5.88643700485835">
                <text:p>5.8864370048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709130403468">
                <text:p>4.60709130403468</text:p>
              </table:table-cell>
              <table:table-cell office:value-type="float" office:value="4.87593284581326">
                <text:p>4.87593284581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443954978652">
                <text:p>1.23443954978652</text:p>
              </table:table-cell>
              <table:table-cell office:value-type="float" office:value="0.144709376442655">
                <text:p>0.144709376442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717950686726">
                <text:p>1.89717950686726</text:p>
              </table:table-cell>
              <table:table-cell office:value-type="float" office:value="850.017976836884">
                <text:p>850.017976836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111015004945">
                <text:p>4.48111015004945</text:p>
              </table:table-cell>
              <table:table-cell office:value-type="float" office:value="2.34561628932177">
                <text:p>2.3456162893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111015004945">
                <text:p>4.48111015004945</text:p>
              </table:table-cell>
              <table:table-cell office:value-type="float" office:value="2.3561224289249">
                <text:p>2.356122428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690697422877">
                <text:p>6.88690697422877</text:p>
              </table:table-cell>
              <table:table-cell office:value-type="float" office:value="5.64718362177574">
                <text:p>5.64718362177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111015004945">
                <text:p>4.48111015004945</text:p>
              </table:table-cell>
              <table:table-cell office:value-type="float" office:value="4.62508472262685">
                <text:p>4.62508472262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597402141489">
                <text:p>1.17597402141489</text:p>
              </table:table-cell>
              <table:table-cell office:value-type="float" office:value="0.131338514509926">
                <text:p>0.131338514509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989622885696">
                <text:p>1.81989622885696</text:p>
              </table:table-cell>
              <table:table-cell office:value-type="float" office:value="828.580484419113">
                <text:p>828.580484419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01">
                <text:p>4.35857395734501</text:p>
              </table:table-cell>
              <table:table-cell office:value-type="float" office:value="2.22109686177811">
                <text:p>2.22109686177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01">
                <text:p>4.35857395734501</text:p>
              </table:table-cell>
              <table:table-cell office:value-type="float" office:value="2.23119815919856">
                <text:p>2.2311981591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4517647815263">
                <text:p>6.74517647815263</text:p>
              </table:table-cell>
              <table:table-cell office:value-type="float" office:value="5.41765465794186">
                <text:p>5.4176546579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501">
                <text:p>4.35857395734501</text:p>
              </table:table-cell>
              <table:table-cell office:value-type="float" office:value="4.38714177736144">
                <text:p>4.38714177736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027753751236">
                <text:p>1.12027753751236</text:p>
              </table:table-cell>
              <table:table-cell office:value-type="float" office:value="0.119203093937108">
                <text:p>0.11920309393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576115323784">
                <text:p>1.74576115323784</text:p>
              </table:table-cell>
              <table:table-cell office:value-type="float" office:value="807.683646544757">
                <text:p>807.683646544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938852327396">
                <text:p>4.23938852327396</text:p>
              </table:table-cell>
              <table:table-cell office:value-type="float" office:value="2.10318767475264">
                <text:p>2.10318767475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938852327396">
                <text:p>4.23938852327396</text:p>
              </table:table-cell>
              <table:table-cell office:value-type="float" office:value="2.11289751521216">
                <text:p>2.1128975152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0636275350858">
                <text:p>6.60636275350858</text:p>
              </table:table-cell>
              <table:table-cell office:value-type="float" office:value="5.19745486573887">
                <text:p>5.1974548657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938852327396">
                <text:p>4.23938852327396</text:p>
              </table:table-cell>
              <table:table-cell office:value-type="float" office:value="4.16144008789933">
                <text:p>4.16144008789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721895058937">
                <text:p>1.06721895058937</text:p>
              </table:table-cell>
              <table:table-cell office:value-type="float" office:value="0.108188962371012">
                <text:p>0.10818896237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464603521296">
                <text:p>1.67464603521296</text:p>
              </table:table-cell>
              <table:table-cell office:value-type="float" office:value="787.3138278814">
                <text:p>787.3138278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346222116528">
                <text:p>4.12346222116528</text:p>
              </table:table-cell>
              <table:table-cell office:value-type="float" office:value="1.99153781690108">
                <text:p>1.9915378169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346222116528">
                <text:p>4.12346222116528</text:p>
              </table:table-cell>
              <table:table-cell office:value-type="float" office:value="2.00086930485515">
                <text:p>2.00086930485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7040577400857">
                <text:p>6.47040577400857</text:p>
              </table:table-cell>
              <table:table-cell office:value-type="float" office:value="4.98620506233133">
                <text:p>4.9862050623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346222116528">
                <text:p>4.12346222116528</text:p>
              </table:table-cell>
              <table:table-cell office:value-type="float" office:value="3.94734988838015">
                <text:p>3.94734988838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673324564">
                <text:p>1.016673324564</text:p>
              </table:table-cell>
              <table:table-cell office:value-type="float" office:value="0.0981925149114981">
                <text:p>0.098192514911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64278541501">
                <text:p>1.6064278541501</text:p>
              </table:table-cell>
              <table:table-cell office:value-type="float" office:value="767.457736980334">
                <text:p>767.45773698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7">
                <text:p>4.01070592988407</text:p>
              </table:table-cell>
              <table:table-cell office:value-type="float" office:value="1.88581500536494">
                <text:p>1.88581500536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7">
                <text:p>4.01070592988407</text:p>
              </table:table-cell>
              <table:table-cell office:value-type="float" office:value="1.89478095661897">
                <text:p>1.8947809566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3724674868764">
                <text:p>6.33724674868764</text:p>
              </table:table-cell>
              <table:table-cell office:value-type="float" office:value="4.78354147671549">
                <text:p>4.7835414767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7">
                <text:p>4.01070592988407</text:p>
              </table:table-cell>
              <table:table-cell office:value-type="float" office:value="3.74427381199191">
                <text:p>3.74427381199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8521640577327">
                <text:p>0.968521640577327</text:p>
              </table:table-cell>
              <table:table-cell office:value-type="float" office:value="0.089119719547548">
                <text:p>0.089119719547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098860077087">
                <text:p>1.54098860077087</text:p>
              </table:table-cell>
              <table:table-cell office:value-type="float" office:value="748.102417603797">
                <text:p>748.10241760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103296531753">
                <text:p>3.90103296531753</text:p>
              </table:table-cell>
              <table:table-cell office:value-type="float" office:value="1.78570459685938">
                <text:p>1.7857045968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103296531753">
                <text:p>3.90103296531753</text:p>
              </table:table-cell>
              <table:table-cell office:value-type="float" office:value="1.79431753231169">
                <text:p>1.7943175323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682809648143">
                <text:p>6.20682809648143</text:p>
              </table:table-cell>
              <table:table-cell office:value-type="float" office:value="4.58911512330755">
                <text:p>4.58911512330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103296531753">
                <text:p>3.90103296531753</text:p>
              </table:table-cell>
              <table:table-cell office:value-type="float" office:value="3.5516452241637">
                <text:p>3.5516452241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2650516741815">
                <text:p>0.922650516741815</text:p>
              </table:table-cell>
              <table:table-cell office:value-type="float" office:value="0.0808852326411245">
                <text:p>0.080885232641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821507300874">
                <text:p>1.47821507300874</text:p>
              </table:table-cell>
              <table:table-cell office:value-type="float" office:value="729.23524027094">
                <text:p>729.2352402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435901373451">
                <text:p>3.79435901373451</text:p>
              </table:table-cell>
              <table:table-cell office:value-type="float" office:value="1.69090865125853">
                <text:p>1.6909086512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435901373451">
                <text:p>3.79435901373451</text:p>
              </table:table-cell>
              <table:table-cell office:value-type="float" office:value="1.69918079211968">
                <text:p>1.6991807921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7909342132674">
                <text:p>6.07909342132674</text:p>
              </table:table-cell>
              <table:table-cell office:value-type="float" office:value="4.40259120099246">
                <text:p>4.4025912009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435901373451">
                <text:p>3.79435901373451</text:p>
              </table:table-cell>
              <table:table-cell office:value-type="float" office:value="3.36892664150921">
                <text:p>3.36892664150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8951941163127">
                <text:p>0.878951941163127</text:p>
              </table:table-cell>
              <table:table-cell office:value-type="float" office:value="0.0734115961385881">
                <text:p>0.073411596138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799868018306">
                <text:p>1.41799868018306</text:p>
              </table:table-cell>
              <table:table-cell office:value-type="float" office:value="710.843894017001">
                <text:p>710.843894017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60206696727">
                <text:p>3.69060206696727</text:p>
              </table:table-cell>
              <table:table-cell office:value-type="float" office:value="1.60114504489126">
                <text:p>1.60114504489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60206696727">
                <text:p>3.69060206696727</text:p>
              </table:table-cell>
              <table:table-cell office:value-type="float" office:value="1.60908830924075">
                <text:p>1.60908830924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398748777457">
                <text:p>5.95398748777457</text:p>
              </table:table-cell>
              <table:table-cell office:value-type="float" office:value="4.22364851659818">
                <text:p>4.22364851659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60206696727">
                <text:p>3.69060206696727</text:p>
              </table:table-cell>
              <table:table-cell office:value-type="float" office:value="3.19560823210967">
                <text:p>3.19560823210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7323017606474">
                <text:p>0.837323017606474</text:p>
              </table:table-cell>
              <table:table-cell office:value-type="float" office:value="0.0666285089581988">
                <text:p>0.066628508958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023525515019">
                <text:p>1.36023525515019</text:p>
              </table:table-cell>
              <table:table-cell office:value-type="float" office:value="692.916378360314">
                <text:p>692.916378360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235936572">
                <text:p>3.58968235936572</text:p>
              </table:table-cell>
              <table:table-cell office:value-type="float" office:value="1.51614663090861">
                <text:p>1.51614663090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235936572">
                <text:p>3.58968235936572</text:p>
              </table:table-cell>
              <table:table-cell office:value-type="float" office:value="1.52377263146046">
                <text:p>1.5237726314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31456197105">
                <text:p>5.831456197105</text:p>
              </table:table-cell>
              <table:table-cell office:value-type="float" office:value="4.05197893180284">
                <text:p>4.0519789318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235936572">
                <text:p>3.58968235936572</text:p>
              </table:table-cell>
              <table:table-cell office:value-type="float" office:value="3.03120639295143">
                <text:p>3.03120639295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665723208739">
                <text:p>0.797665723208739</text:p>
              </table:table-cell>
              <table:table-cell office:value-type="float" office:value="0.060472165699981">
                <text:p>0.06047216569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482487410683">
                <text:p>1.30482487410683</text:p>
              </table:table-cell>
              <table:table-cell office:value-type="float" office:value="675.440995471913">
                <text:p>675.44099547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152230647568">
                <text:p>3.49152230647568</text:p>
              </table:table-cell>
              <table:table-cell office:value-type="float" office:value="1.43566044422393">
                <text:p>1.4356604442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152230647568">
                <text:p>3.49152230647568</text:p>
              </table:table-cell>
              <table:table-cell office:value-type="float" office:value="1.44298048718253">
                <text:p>1.44298048718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144656393371">
                <text:p>5.71144656393371</text:p>
              </table:table-cell>
              <table:table-cell office:value-type="float" office:value="3.88728683252222">
                <text:p>3.8872868325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152230647568">
                <text:p>3.49152230647568</text:p>
              </table:table-cell>
              <table:table-cell office:value-type="float" office:value="2.87526240054894">
                <text:p>2.87526240054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9886677665843">
                <text:p>0.759886677665843</text:p>
              </table:table-cell>
              <table:table-cell office:value-type="float" office:value="0.0548846564574963">
                <text:p>0.0548846564574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167168373378">
                <text:p>1.25167168373378</text:p>
              </table:table-cell>
              <table:table-cell office:value-type="float" office:value="658.406342542615">
                <text:p>658.40634254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04644539392">
                <text:p>3.39604644539392</text:p>
              </table:table-cell>
              <table:table-cell office:value-type="float" office:value="1.3594469486596">
                <text:p>1.359446948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04644539392">
                <text:p>3.39604644539392</text:p>
              </table:table-cell>
              <table:table-cell office:value-type="float" office:value="1.36647203355651">
                <text:p>1.36647203355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390669329979">
                <text:p>5.59390669329979</text:p>
              </table:table-cell>
              <table:table-cell office:value-type="float" office:value="3.7292886198639">
                <text:p>3.7292886198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04644539392">
                <text:p>3.39604644539392</text:p>
              </table:table-cell>
              <table:table-cell office:value-type="float" office:value="2.72734113098808">
                <text:p>2.72734113098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3896923351847">
                <text:p>0.723896923351847</text:p>
              </table:table-cell>
              <table:table-cell office:value-type="float" office:value="0.0498134220858297">
                <text:p>0.0498134220858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0068373538126">
                <text:p>1.20068373538126</text:p>
              </table:table-cell>
              <table:table-cell office:value-type="float" office:value="641.801304342607">
                <text:p>641.80130434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31813767543">
                <text:p>3.3031813767543</text:p>
              </table:table-cell>
              <table:table-cell office:value-type="float" office:value="1.28727932405975">
                <text:p>1.2872793240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31813767543">
                <text:p>3.3031813767543</text:p>
              </table:table-cell>
              <table:table-cell office:value-type="float" office:value="1.2940201444705">
                <text:p>1.2940201444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7878575822518">
                <text:p>5.47878575822518</text:p>
              </table:table-cell>
              <table:table-cell office:value-type="float" office:value="3.57771222177156">
                <text:p>3.57771222177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31813767543">
                <text:p>3.3031813767543</text:p>
              </table:table-cell>
              <table:table-cell office:value-type="float" office:value="2.58702984581832">
                <text:p>2.58702984581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611715852069">
                <text:p>0.689611715852069</text:p>
              </table:table-cell>
              <table:table-cell office:value-type="float" office:value="0.0452107598017427">
                <text:p>0.045210759801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177282600867">
                <text:p>1.15177282600867</text:p>
              </table:table-cell>
              <table:table-cell office:value-type="float" office:value="625.615045968685">
                <text:p>625.61504596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8557083002">
                <text:p>3.2128557083002</text:p>
              </table:table-cell>
              <table:table-cell office:value-type="float" office:value="1.21894279124727">
                <text:p>1.2189427912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8557083002">
                <text:p>3.2128557083002</text:p>
              </table:table-cell>
              <table:table-cell office:value-type="float" office:value="1.22540973629536">
                <text:p>1.22540973629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603397773592">
                <text:p>5.36603397773592</text:p>
              </table:table-cell>
              <table:table-cell office:value-type="float" office:value="3.43229662451835">
                <text:p>3.4322966245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8557083002">
                <text:p>3.2128557083002</text:p>
              </table:table-cell>
              <table:table-cell office:value-type="float" office:value="2.45393704040612">
                <text:p>2.45393704040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5032441696">
                <text:p>0.65695032441696</text:p>
              </table:table-cell>
              <table:table-cell office:value-type="float" office:value="0.0410333744653999">
                <text:p>0.041033374465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485434560398">
                <text:p>1.10485434560398</text:p>
              </table:table-cell>
              <table:table-cell office:value-type="float" office:value="609.8370057744">
                <text:p>609.837005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499999999999">
                <text:p>3.12499999999999</text:p>
              </table:table-cell>
              <table:table-cell office:value-type="float" office:value="1.15423397281625">
                <text:p>1.1542339728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499999999999">
                <text:p>3.12499999999999</text:p>
              </table:table-cell>
              <table:table-cell office:value-type="float" office:value="1.16043712937863">
                <text:p>1.1604371293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5560259533568">
                <text:p>5.25560259533568</text:p>
              </table:table-cell>
              <table:table-cell office:value-type="float" office:value="3.29279142324273">
                <text:p>3.29279142324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499999999999">
                <text:p>3.12499999999999</text:p>
              </table:table-cell>
              <table:table-cell office:value-type="float" office:value="2.32769135153613">
                <text:p>2.32769135153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835841866888">
                <text:p>0.625835841866888</text:p>
              </table:table-cell>
              <table:table-cell office:value-type="float" office:value="0.037241971322783">
                <text:p>0.03724197132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84713081849">
                <text:p>1.05984713081849</text:p>
              </table:table-cell>
              <table:table-cell office:value-type="float" office:value="594.456888478511">
                <text:p>594.45688847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954671066338">
                <text:p>3.03954671066338</text:p>
              </table:table-cell>
              <table:table-cell office:value-type="float" office:value="1.09296028785728">
                <text:p>1.0929602878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954671066338">
                <text:p>3.03954671066338</text:p>
              </table:table-cell>
              <table:table-cell office:value-type="float" office:value="1.09890944339285">
                <text:p>1.0989094433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744385792229">
                <text:p>5.14744385792229</text:p>
              </table:table-cell>
              <table:table-cell office:value-type="float" office:value="3.15895639075262">
                <text:p>3.15895639075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954671066338">
                <text:p>3.03954671066338</text:p>
              </table:table-cell>
              <table:table-cell office:value-type="float" office:value="2.20794052121215">
                <text:p>2.20794052121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95003500214">
                <text:p>0.596195003500214</text:p>
              </table:table-cell>
              <table:table-cell office:value-type="float" office:value="0.0338008863779046">
                <text:p>0.0338008863779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667332456401">
                <text:p>1.01667332456401</text:p>
              </table:table-cell>
              <table:table-cell office:value-type="float" office:value="579.464658447245">
                <text:p>579.46465844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3014601748">
                <text:p>2.95643014601748</text:p>
              </table:table-cell>
              <table:table-cell office:value-type="float" office:value="1.03493937881453">
                <text:p>1.0349393788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3014601748">
                <text:p>2.95643014601748</text:p>
              </table:table-cell>
              <table:table-cell office:value-type="float" office:value="1.04064402474316">
                <text:p>1.04064402474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151099513825">
                <text:p>5.04151099513825</text:p>
              </table:table-cell>
              <table:table-cell office:value-type="float" office:value="3.03056106385552">
                <text:p>3.0305610638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643014601748">
                <text:p>2.95643014601748</text:p>
              </table:table-cell>
              <table:table-cell office:value-type="float" office:value="2.09435041376658">
                <text:p>2.09435041376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958014578242">
                <text:p>0.567958014578242</text:p>
              </table:table-cell>
              <table:table-cell office:value-type="float" office:value="0.0306777509179027">
                <text:p>0.030677750917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258241329382">
                <text:p>0.975258241329382</text:p>
              </table:table-cell>
              <table:table-cell office:value-type="float" office:value="564.850533145972">
                <text:p>564.85053314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558640820273">
                <text:p>2.87558640820273</text:p>
              </table:table-cell>
              <table:table-cell office:value-type="float" office:value="0.979998568768549">
                <text:p>0.979998568768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558640820273">
                <text:p>2.87558640820273</text:p>
              </table:table-cell>
              <table:table-cell office:value-type="float" office:value="0.985467904334413">
                <text:p>0.98546790433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775819914607">
                <text:p>4.93775819914607</text:p>
              </table:table-cell>
              <table:table-cell office:value-type="float" office:value="2.90738434650215">
                <text:p>2.9073843465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558640820273">
                <text:p>2.87558640820273</text:p>
              </table:table-cell>
              <table:table-cell office:value-type="float" office:value="1.98660408353581">
                <text:p>1.98660408353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058385980826">
                <text:p>0.541058385980826</text:p>
              </table:table-cell>
              <table:table-cell office:value-type="float" office:value="0.027843187035358">
                <text:p>0.027843187035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5530237983536">
                <text:p>0.935530237983536</text:p>
              </table:table-cell>
              <table:table-cell office:value-type="float" office:value="550.604976756034">
                <text:p>550.604976756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695334664991">
                <text:p>2.79695334664991</text:p>
              </table:table-cell>
              <table:table-cell office:value-type="float" office:value="0.927974347529895">
                <text:p>0.927974347529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695334664991">
                <text:p>2.79695334664991</text:p>
              </table:table-cell>
              <table:table-cell office:value-type="float" office:value="0.93321728408804">
                <text:p>0.93321728408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614060481993">
                <text:p>4.83614060481993</text:p>
              </table:table-cell>
              <table:table-cell office:value-type="float" office:value="2.78921412906027">
                <text:p>2.7892141290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695334664991">
                <text:p>2.79695334664991</text:p>
              </table:table-cell>
              <table:table-cell office:value-type="float" office:value="1.88440089050018">
                <text:p>1.88440089050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432777645658">
                <text:p>0.515432777645658</text:p>
              </table:table-cell>
              <table:table-cell office:value-type="float" office:value="0.0252705312837493">
                <text:p>0.0252705312837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420589841432">
                <text:p>0.897420589841432</text:p>
              </table:table-cell>
              <table:table-cell office:value-type="float" office:value="536.718693952559">
                <text:p>536.71869395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047051030038">
                <text:p>2.72047051030038</text:p>
              </table:table-cell>
              <table:table-cell office:value-type="float" office:value="0.878711885013899">
                <text:p>0.87871188501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047051030038">
                <text:p>2.72047051030038</text:p>
              </table:table-cell>
              <table:table-cell office:value-type="float" office:value="0.883737050684428">
                <text:p>0.88373705068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61427034496">
                <text:p>4.73661427034496</text:p>
              </table:table-cell>
              <table:table-cell office:value-type="float" office:value="2.67584692306304">
                <text:p>2.6758469230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047051030038">
                <text:p>2.72047051030038</text:p>
              </table:table-cell>
              <table:table-cell office:value-type="float" office:value="1.78745566142085">
                <text:p>1.78745566142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020849422586">
                <text:p>0.491020849422586</text:p>
              </table:table-cell>
              <table:table-cell office:value-type="float" office:value="0.0229355838666024">
                <text:p>0.0229355838666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8633717786">
                <text:p>0.8608633717786</text:p>
              </table:table-cell>
              <table:table-cell office:value-type="float" office:value="523.182623839195">
                <text:p>523.182623839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607910113289">
                <text:p>2.64607910113289</text:p>
              </table:table-cell>
              <table:table-cell office:value-type="float" office:value="0.832064570448489">
                <text:p>0.832064570448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607910113289">
                <text:p>2.64607910113289</text:p>
              </table:table-cell>
              <table:table-cell office:value-type="float" office:value="0.836880315087189">
                <text:p>0.836880315087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913615821574">
                <text:p>4.63913615821574</text:p>
              </table:table-cell>
              <table:table-cell office:value-type="float" office:value="2.56708751080302">
                <text:p>2.56708751080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607910113289">
                <text:p>2.64607910113289</text:p>
              </table:table-cell>
              <table:table-cell office:value-type="float" office:value="1.69549789413303">
                <text:p>1.69549789413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765118991765">
                <text:p>0.467765118991765</text:p>
              </table:table-cell>
              <table:table-cell office:value-type="float" office:value="0.0208163810010688">
                <text:p>0.020816381001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5795344188577">
                <text:p>0.825795344188577</text:p>
              </table:table-cell>
              <table:table-cell office:value-type="float" office:value="509.987934035811">
                <text:p>509.987934035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372192896116">
                <text:p>2.57372192896116</text:p>
              </table:table-cell>
              <table:table-cell office:value-type="float" office:value="0.787893576043618">
                <text:p>0.787893576043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372192896116">
                <text:p>2.57372192896116</text:p>
              </table:table-cell>
              <table:table-cell office:value-type="float" office:value="0.792507976482393">
                <text:p>0.79250797648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366411662593">
                <text:p>4.54366411662593</text:p>
              </table:table-cell>
              <table:table-cell office:value-type="float" office:value="2.46274860916833">
                <text:p>2.46274860916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372192896116">
                <text:p>2.57372192896116</text:p>
              </table:table-cell>
              <table:table-cell office:value-type="float" office:value="1.6082710027752">
                <text:p>1.6082710027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6108265111">
                <text:p>0.4456108265111</text:p>
              </table:table-cell>
              <table:table-cell office:value-type="float" office:value="0.0188929883146615">
                <text:p>0.0188929883146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2155843585959">
                <text:p>0.792155843585959</text:p>
              </table:table-cell>
              <table:table-cell office:value-type="float" office:value="497.126014915311">
                <text:p>497.126014915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334336746756">
                <text:p>2.50334336746756</text:p>
              </table:table-cell>
              <table:table-cell office:value-type="float" office:value="0.746067443823737">
                <text:p>0.74606744382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334336746756">
                <text:p>2.50334336746756</text:p>
              </table:table-cell>
              <table:table-cell office:value-type="float" office:value="0.750488309338215">
                <text:p>0.75048830933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015686124081">
                <text:p>4.45015686124081</text:p>
              </table:table-cell>
              <table:table-cell office:value-type="float" office:value="2.36265054714215">
                <text:p>2.3626505471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0334336746756">
                <text:p>2.50334336746756</text:p>
              </table:table-cell>
              <table:table-cell office:value-type="float" office:value="1.52553160184853">
                <text:p>1.52553160184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505805674238">
                <text:p>0.424505805674238</text:p>
              </table:table-cell>
              <table:table-cell office:value-type="float" office:value="0.017147313331727">
                <text:p>0.01714731333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9886677665847">
                <text:p>0.759886677665847</text:p>
              </table:table-cell>
              <table:table-cell office:value-type="float" office:value="484.588473985787">
                <text:p>484.58847398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5">
                <text:p>2.43488931143905</text:p>
              </table:table-cell>
              <table:table-cell office:value-type="float" office:value="0.706461694393699">
                <text:p>0.706461694393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5">
                <text:p>2.43488931143905</text:p>
              </table:table-cell>
              <table:table-cell office:value-type="float" office:value="0.710696572359161">
                <text:p>0.71069657235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857395734498">
                <text:p>4.35857395734498</text:p>
              </table:table-cell>
              <table:table-cell office:value-type="float" office:value="2.26662095641024">
                <text:p>2.2666209564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488931143905">
                <text:p>2.43488931143905</text:p>
              </table:table-cell>
              <table:table-cell office:value-type="float" office:value="1.44704882710854">
                <text:p>1.44704882710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400360875535">
                <text:p>0.404400360875535</text:p>
              </table:table-cell>
              <table:table-cell office:value-type="float" office:value="0.0155629352857984">
                <text:p>0.015562935285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8932024638129">
                <text:p>0.728932024638129</text:p>
              </table:table-cell>
              <table:table-cell office:value-type="float" office:value="472.367130414363">
                <text:p>472.36713041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830713517249">
                <text:p>2.36830713517249</text:p>
              </table:table-cell>
              <table:table-cell office:value-type="float" office:value="0.668958456473714">
                <text:p>0.668958456473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830713517249">
                <text:p>2.36830713517249</text:p>
              </table:table-cell>
              <table:table-cell office:value-type="float" office:value="0.67301463817398">
                <text:p>0.67301463817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887580235745">
                <text:p>4.26887580235745</text:p>
              </table:table-cell>
              <table:table-cell office:value-type="float" office:value="2.17449447454362">
                <text:p>2.17449447454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830713517249">
                <text:p>2.36830713517249</text:p>
              </table:table-cell>
              <table:table-cell office:value-type="float" office:value="1.37260369139446">
                <text:p>1.37260369139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247150192715">
                <text:p>0.385247150192715</text:p>
              </table:table-cell>
              <table:table-cell office:value-type="float" office:value="0.0141249506569526">
                <text:p>0.0141249506569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238336662477">
                <text:p>0.699238336662477</text:p>
              </table:table-cell>
              <table:table-cell office:value-type="float" office:value="460.454009689147">
                <text:p>460.454009689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354565201734">
                <text:p>2.30354565201734</text:p>
              </table:table-cell>
              <table:table-cell office:value-type="float" office:value="0.633446116100821">
                <text:p>0.633446116100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354565201734">
                <text:p>2.30354565201734</text:p>
              </table:table-cell>
              <table:table-cell office:value-type="float" office:value="0.637330642657932">
                <text:p>0.637330642657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102360870656">
                <text:p>4.18102360870656</text:p>
              </table:table-cell>
              <table:table-cell office:value-type="float" office:value="2.08611246024539">
                <text:p>2.08611246024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354565201734">
                <text:p>2.30354565201734</text:p>
              </table:table-cell>
              <table:table-cell office:value-type="float" office:value="1.30198847359861">
                <text:p>1.30198847359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00107391172">
                <text:p>0.36700107391172</text:p>
              </table:table-cell>
              <table:table-cell office:value-type="float" office:value="0.0128198329812119">
                <text:p>0.012819832981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754247216994">
                <text:p>0.670754247216994</text:p>
              </table:table-cell>
              <table:table-cell office:value-type="float" office:value="448.841338415798">
                <text:p>448.841338415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055507502472">
                <text:p>2.24055507502472</text:p>
              </table:table-cell>
              <table:table-cell office:value-type="float" office:value="0.599818984452858">
                <text:p>0.59981898445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055507502472">
                <text:p>2.24055507502472</text:p>
              </table:table-cell>
              <table:table-cell office:value-type="float" office:value="0.603538652848393">
                <text:p>0.60353865284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9497938705735">
                <text:p>4.09497938705735</text:p>
              </table:table-cell>
              <table:table-cell office:value-type="float" office:value="2.00132272017129">
                <text:p>2.0013227201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055507502472">
                <text:p>2.24055507502472</text:p>
              </table:table-cell>
              <table:table-cell office:value-type="float" office:value="1.23500613907097">
                <text:p>1.23500613907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619168331236">
                <text:p>0.349619168331236</text:p>
              </table:table-cell>
              <table:table-cell office:value-type="float" office:value="0.0116353056132818">
                <text:p>0.011635305613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343048224029">
                <text:p>0.64343048224029</text:p>
              </table:table-cell>
              <table:table-cell office:value-type="float" office:value="437.521539245342">
                <text:p>437.52153924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92869786725">
                <text:p>2.1792869786725</text:p>
              </table:table-cell>
              <table:table-cell office:value-type="float" office:value="0.567976983306334">
                <text:p>0.567976983306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92869786725">
                <text:p>2.1792869786725</text:p>
              </table:table-cell>
              <table:table-cell office:value-type="float" office:value="0.571538352467947">
                <text:p>0.57153835246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70592988404">
                <text:p>4.01070592988404</text:p>
              </table:table-cell>
              <table:table-cell office:value-type="float" office:value="1.91997924685359">
                <text:p>1.9199792468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92869786725">
                <text:p>2.1792869786725</text:p>
              </table:table-cell>
              <table:table-cell office:value-type="float" office:value="1.17146978984178">
                <text:p>1.17146978984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060504596855">
                <text:p>0.333060504596855</text:p>
              </table:table-cell>
              <table:table-cell office:value-type="float" office:value="0.0105602262457611">
                <text:p>0.0105602262457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219774893262">
                <text:p>0.617219774893262</text:p>
              </table:table-cell>
              <table:table-cell office:value-type="float" office:value="426.487225929892">
                <text:p>426.487225929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969426163698">
                <text:p>2.11969426163698</text:p>
              </table:table-cell>
              <table:table-cell office:value-type="float" office:value="0.537825347192087">
                <text:p>0.53782534719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969426163698">
                <text:p>2.11969426163698</text:p>
              </table:table-cell>
              <table:table-cell office:value-type="float" office:value="0.541234744121402">
                <text:p>0.54123474412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816679538068">
                <text:p>3.92816679538068</text:p>
              </table:table-cell>
              <table:table-cell office:value-type="float" office:value="1.841941967277">
                <text:p>1.841941967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969426163698">
                <text:p>2.11969426163698</text:p>
              </table:table-cell>
              <table:table-cell office:value-type="float" office:value="1.11120214312804">
                <text:p>1.11120214312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286092326652">
                <text:p>0.317286092326652</text:p>
              </table:table-cell>
              <table:table-cell office:value-type="float" office:value="0.00958448209855024">
                <text:p>0.00958448209855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2076783793123">
                <text:p>0.592076783793123</text:p>
              </table:table-cell>
              <table:table-cell office:value-type="float" office:value="415.731198503071">
                <text:p>415.731198503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173111058264">
                <text:p>2.06173111058264</text:p>
              </table:table-cell>
              <table:table-cell office:value-type="float" office:value="0.509274341362317">
                <text:p>0.50927434136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173111058264">
                <text:p>2.06173111058264</text:p>
              </table:table-cell>
              <table:table-cell office:value-type="float" office:value="0.512537867282648">
                <text:p>0.51253786728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732629170283">
                <text:p>3.84732629170283</text:p>
              </table:table-cell>
              <table:table-cell office:value-type="float" office:value="1.76707650167376">
                <text:p>1.76707650167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173111058264">
                <text:p>2.06173111058264</text:p>
              </table:table-cell>
              <table:table-cell office:value-type="float" office:value="1.05403503666887">
                <text:p>1.05403503666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258787801245">
                <text:p>0.302258787801245</text:p>
              </table:table-cell>
              <table:table-cell office:value-type="float" office:value="0.00869889479255278">
                <text:p>0.00869889479255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958014578245">
                <text:p>0.567958014578245</text:p>
              </table:table-cell>
              <table:table-cell office:value-type="float" office:value="405.246438581987">
                <text:p>405.24643858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535296494203">
                <text:p>2.00535296494203</text:p>
              </table:table-cell>
              <table:table-cell office:value-type="float" office:value="0.482238994729622">
                <text:p>0.48223899472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535296494203">
                <text:p>2.00535296494203</text:p>
              </table:table-cell>
              <table:table-cell office:value-type="float" office:value="0.485362531234175">
                <text:p>0.48536253123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814946153359">
                <text:p>3.76814946153359</text:p>
              </table:table-cell>
              <table:table-cell office:value-type="float" office:value="1.69525393212238">
                <text:p>1.6952539321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535296494203">
                <text:p>2.00535296494203</text:p>
              </table:table-cell>
              <table:table-cell office:value-type="float" office:value="0.999808959509468">
                <text:p>0.999808959509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943206502166">
                <text:p>0.287943206502166</text:p>
              </table:table-cell>
              <table:table-cell office:value-type="float" office:value="0.00789513401285896">
                <text:p>0.00789513401285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821744668126">
                <text:p>0.544821744668126</text:p>
              </table:table-cell>
              <table:table-cell office:value-type="float" office:value="395.026104787685">
                <text:p>395.026104787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051648265876">
                <text:p>1.95051648265876</text:p>
              </table:table-cell>
              <table:table-cell office:value-type="float" office:value="0.456638846983238">
                <text:p>0.456638846983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051648265876">
                <text:p>1.95051648265876</text:p>
              </table:table-cell>
              <table:table-cell office:value-type="float" office:value="0.459628062166444">
                <text:p>0.45962806216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060206696725">
                <text:p>3.69060206696725</text:p>
              </table:table-cell>
              <table:table-cell office:value-type="float" office:value="1.62635058055171">
                <text:p>1.62635058055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051648265876">
                <text:p>1.95051648265876</text:p>
              </table:table-cell>
              <table:table-cell office:value-type="float" office:value="0.948372606924492">
                <text:p>0.948372606924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305639792575">
                <text:p>0.274305639792575</text:p>
              </table:table-cell>
              <table:table-cell office:value-type="float" office:value="0.0071656391492821">
                <text:p>0.007165639149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627951088324">
                <text:p>0.522627951088324</text:p>
              </table:table-cell>
              <table:table-cell office:value-type="float" office:value="385.063528281102">
                <text:p>385.06352828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717950686725">
                <text:p>1.89717950686725</text:p>
              </table:table-cell>
              <table:table-cell office:value-type="float" office:value="0.432397709129872">
                <text:p>0.432397709129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717950686725">
                <text:p>1.89717950686725</text:p>
              </table:table-cell>
              <table:table-cell office:value-type="float" office:value="0.435258063686326">
                <text:p>0.43525806368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465057470399">
                <text:p>3.61465057470399</text:p>
              </table:table-cell>
              <table:table-cell office:value-type="float" office:value="1.56024779576794">
                <text:p>1.56024779576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717950686725">
                <text:p>1.89717950686725</text:p>
              </table:table-cell>
              <table:table-cell office:value-type="float" office:value="0.899582458238853">
                <text:p>0.899582458238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131397554416">
                <text:p>0.26131397554416</text:p>
              </table:table-cell>
              <table:table-cell office:value-type="float" office:value="0.00650354817715513">
                <text:p>0.0065035481771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1338241235508">
                <text:p>0.501338241235508</text:p>
              </table:table-cell>
              <table:table-cell office:value-type="float" office:value="375.352208411605">
                <text:p>375.35220841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530103348363">
                <text:p>1.84530103348363</text:p>
              </table:table-cell>
              <table:table-cell office:value-type="float" office:value="0.409443436746468">
                <text:p>0.40944343674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530103348363">
                <text:p>1.84530103348363</text:p>
              </table:table-cell>
              <table:table-cell office:value-type="float" office:value="0.412180190023656">
                <text:p>0.41218019002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026214154934">
                <text:p>3.54026214154934</text:p>
              </table:table-cell>
              <table:table-cell office:value-type="float" office:value="1.49683174913794">
                <text:p>1.49683174913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530103348363">
                <text:p>1.84530103348363</text:p>
              </table:table-cell>
              <table:table-cell office:value-type="float" office:value="0.853302376368077">
                <text:p>0.853302376368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937622523291">
                <text:p>0.248937622523291</text:p>
              </table:table-cell>
              <table:table-cell office:value-type="float" office:value="0.00590263310940173">
                <text:p>0.00590263310940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915786462857">
                <text:p>0.480915786462857</text:p>
              </table:table-cell>
              <table:table-cell office:value-type="float" office:value="365.885808475264">
                <text:p>365.885808475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484117968286">
                <text:p>1.79484117968286</text:p>
              </table:table-cell>
              <table:table-cell office:value-type="float" office:value="0.387707715270079">
                <text:p>0.38770771527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484117968286">
                <text:p>1.79484117968286</text:p>
              </table:table-cell>
              <table:table-cell office:value-type="float" office:value="0.390325931262636">
                <text:p>0.39032593126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740460021198">
                <text:p>3.46740460021198</text:p>
              </table:table-cell>
              <table:table-cell office:value-type="float" office:value="1.43599323857695">
                <text:p>1.4359932385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484117968286">
                <text:p>1.79484117968286</text:p>
              </table:table-cell>
              <table:table-cell office:value-type="float" office:value="0.809403227960765">
                <text:p>0.809403227960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147438358405">
                <text:p>0.237147438358405</text:p>
              </table:table-cell>
              <table:table-cell office:value-type="float" office:value="0.0053572414127093">
                <text:p>0.005357241412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325258370909">
                <text:p>0.461325258370909</text:p>
              </table:table-cell>
              <table:table-cell office:value-type="float" office:value="356.658151580116">
                <text:p>356.65815158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576115323784">
                <text:p>1.74576115323784</text:p>
              </table:table-cell>
              <table:table-cell office:value-type="float" office:value="0.367125856685847">
                <text:p>0.367125856685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576115323784">
                <text:p>1.74576115323784</text:p>
              </table:table-cell>
              <table:table-cell office:value-type="float" office:value="0.369630409960508">
                <text:p>0.36963040996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60464453939">
                <text:p>3.3960464453939</text:p>
              </table:table-cell>
              <table:table-cell office:value-type="float" office:value="1.37762750050318">
                <text:p>1.37762750050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576115323784">
                <text:p>1.74576115323784</text:p>
              </table:table-cell>
              <table:table-cell office:value-type="float" office:value="0.767762523083271">
                <text:p>0.767762523083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915660918999">
                <text:p>0.225915660918999</text:p>
              </table:table-cell>
              <table:table-cell office:value-type="float" office:value="0.00486224283673231">
                <text:p>0.0048622428367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253276769367">
                <text:p>0.44253276769367</text:p>
              </table:table-cell>
              <table:table-cell office:value-type="float" office:value="347.663216615697">
                <text:p>347.663216615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02322269696">
                <text:p>1.69802322269696</text:p>
              </table:table-cell>
              <table:table-cell office:value-type="float" office:value="0.347636607008009">
                <text:p>0.34763660700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02322269696">
                <text:p>1.69802322269696</text:p>
              </table:table-cell>
              <table:table-cell office:value-type="float" office:value="0.350032188549734">
                <text:p>0.350032188549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615682016672">
                <text:p>3.32615682016672</text:p>
              </table:table-cell>
              <table:table-cell office:value-type="float" office:value="1.32163402943554">
                <text:p>1.3216340294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802322269696">
                <text:p>1.69802322269696</text:p>
              </table:table-cell>
              <table:table-cell office:value-type="float" office:value="0.728264073441234">
                <text:p>0.728264073441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215842944649">
                <text:p>0.215215842944649</text:p>
              </table:table-cell>
              <table:table-cell office:value-type="float" office:value="0.0044129811561728">
                <text:p>0.004412981156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50580567424">
                <text:p>0.42450580567424</text:p>
              </table:table-cell>
              <table:table-cell office:value-type="float" office:value="338.895134324224">
                <text:p>338.89513432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9068837715">
                <text:p>1.65159068837715</text:p>
              </table:table-cell>
              <table:table-cell office:value-type="float" office:value="0.329181963980963">
                <text:p>0.329181963980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9068837715">
                <text:p>1.65159068837715</text:p>
              </table:table-cell>
              <table:table-cell office:value-type="float" office:value="0.331473086951928">
                <text:p>0.33147308695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770550262847">
                <text:p>3.25770550262847</text:p>
              </table:table-cell>
              <table:table-cell office:value-type="float" office:value="1.26791640492371">
                <text:p>1.26791640492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59068837715">
                <text:p>1.65159068837715</text:p>
              </table:table-cell>
              <table:table-cell office:value-type="float" office:value="0.690797668184301">
                <text:p>0.690797668184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022789770128">
                <text:p>0.205022789770128</text:p>
              </table:table-cell>
              <table:table-cell office:value-type="float" office:value="0.00400523037179773">
                <text:p>0.0040052303717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13187828562">
                <text:p>0.407213187828562</text:p>
              </table:table-cell>
              <table:table-cell office:value-type="float" office:value="330.348183470866">
                <text:p>330.34818347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64278541501">
                <text:p>1.6064278541501</text:p>
              </table:table-cell>
              <table:table-cell office:value-type="float" office:value="0.311707004457869">
                <text:p>0.311707004457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64278541501">
                <text:p>1.6064278541501</text:p>
              </table:table-cell>
              <table:table-cell office:value-type="float" office:value="0.313898009862111">
                <text:p>0.31389800986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9066289283495">
                <text:p>3.19066289283495</text:p>
              </table:table-cell>
              <table:table-cell office:value-type="float" office:value="1.21638212551265">
                <text:p>1.2163821255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64278541501">
                <text:p>1.6064278541501</text:p>
              </table:table-cell>
              <table:table-cell office:value-type="float" office:value="0.655258766389463">
                <text:p>0.655258766389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312499999998">
                <text:p>0.195312499999998</text:p>
              </table:table-cell>
              <table:table-cell office:value-type="float" office:value="0.0036351549583963">
                <text:p>0.0036351549583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624999999999">
                <text:p>0.390624999999999</text:p>
              </table:table-cell>
              <table:table-cell office:value-type="float" office:value="322.016787110599">
                <text:p>322.01678711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249999999999">
                <text:p>1.56249999999999</text:p>
              </table:table-cell>
              <table:table-cell office:value-type="float" office:value="0.295159720943025">
                <text:p>0.29515972094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249999999999">
                <text:p>1.56249999999999</text:p>
              </table:table-cell>
              <table:table-cell office:value-type="float" office:value="0.297254783190538">
                <text:p>0.29725478319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499999999997">
                <text:p>3.12499999999997</text:p>
              </table:table-cell>
              <table:table-cell office:value-type="float" office:value="1.16694244945566">
                <text:p>1.1669424494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249999999999">
                <text:p>1.56249999999999</text:p>
              </table:table-cell>
              <table:table-cell office:value-type="float" office:value="0.621548205364943">
                <text:p>0.6215482053649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